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ce2" style:family="table-cell" style:parent-style-name="Default" style:data-style-name="N0">
      <style:table-cell-properties style:text-align-source="value-type" style:repeat-content="false"/>
      <style:paragraph-properties fo:margin-left="0in"/>
    </style:style>
    <style:style style:name="ce3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Wakahaguro</text:p>
          </table:table-cell>
          <table:table-cell office:value-type="float" office:value="1959.05" calcext:value-type="float">
            <text:p>1959.05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7-8</text:p>
          </table:table-cell>
          <table:table-cell office:value-type="float" office:value="1959.07" calcext:value-type="float">
            <text:p>1959.07</text:p>
          </table:table-cell>
          <table:table-cell office:value-type="string" calcext:value-type="string">
            <text:p>K1w</text:p>
          </table:table-cell>
          <table:table-cell office:value-type="string" calcext:value-type="string">
            <text:p>11-4</text:p>
          </table:table-cell>
          <table:table-cell office:value-type="float" office:value="1959.09" calcext:value-type="float">
            <text:p>1959.09</text:p>
          </table:table-cell>
          <table:table-cell office:value-type="string" calcext:value-type="string">
            <text:p>S2wHD</text:p>
          </table:table-cell>
          <table:table-cell office:value-type="string" calcext:value-type="string">
            <text:p>12-3 J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shiwado</text:p>
          </table:table-cell>
          <table:table-cell office:value-type="float" office:value="1960.03" calcext:value-type="float">
            <text:p>1960.03</text:p>
          </table:table-cell>
          <table:table-cell office:value-type="string" calcext:value-type="string">
            <text:p>S2wHD</text:p>
          </table:table-cell>
          <table:table-cell office:value-type="string" calcext:value-type="string">
            <text:p>9-6</text:p>
          </table:table-cell>
          <table:table-cell office:value-type="float" office:value="1960.05" calcext:value-type="float">
            <text:p>1960.05</text:p>
          </table:table-cell>
          <table:table-cell office:value-type="string" calcext:value-type="string">
            <text:p>S1w</text:p>
          </table:table-cell>
          <table:table-cell office:value-type="string" calcext:value-type="string">
            <text:p>10-5</text:p>
          </table:table-cell>
          <table:table-cell office:value-type="float" office:value="1960.07" calcext:value-type="float">
            <text:p>1960.07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1-4</text:p>
          </table:table-cell>
          <table:table-cell table:number-columns-repeated="7"/>
          <table:table-cell office:value-type="string" calcext:value-type="string">
            <text:p>Taiho</text:p>
          </table:table-cell>
          <table:table-cell office:value-type="float" office:value="1960.07" calcext:value-type="float">
            <text:p>1960.07</text:p>
          </table:table-cell>
          <table:table-cell office:value-type="string" calcext:value-type="string">
            <text:p>K1w</text:p>
          </table:table-cell>
          <table:table-cell office:value-type="string" calcext:value-type="string">
            <text:p>11-4</text:p>
          </table:table-cell>
          <table:table-cell office:value-type="float" office:value="1960.09" calcext:value-type="float">
            <text:p>1960.09</text:p>
          </table:table-cell>
          <table:table-cell office:value-type="string" calcext:value-type="string">
            <text:p>S1w</text:p>
          </table:table-cell>
          <table:table-cell office:value-type="string" calcext:value-type="string">
            <text:p>12-3 J</text:p>
          </table:table-cell>
          <table:table-cell office:value-type="float" office:value="1960.11" calcext:value-type="float">
            <text:p>1960.11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3-2 Y</text:p>
          </table:table-cell>
        </table:table-row>
        <table:table-row table:style-name="ro1">
          <table:table-cell office:value-type="string" calcext:value-type="string">
            <text:p>Kitabayama</text:p>
          </table:table-cell>
          <table:table-cell office:value-type="float" office:value="1961.01" calcext:value-type="float">
            <text:p>1961.01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8-7</text:p>
          </table:table-cell>
          <table:table-cell office:value-type="float" office:value="1961.03" calcext:value-type="float">
            <text:p>1961.03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9-6</text:p>
          </table:table-cell>
          <table:table-cell office:value-type="float" office:value="1961.05" calcext:value-type="float">
            <text:p>1961.05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1-4 J</text:p>
          </table:table-cell>
          <table:table-cell table:number-columns-repeated="7"/>
          <table:table-cell office:value-type="string" calcext:value-type="string">
            <text:p>Tochihikari</text:p>
          </table:table-cell>
          <table:table-cell office:value-type="float" office:value="1962.01" calcext:value-type="float">
            <text:p>1962.01</text:p>
          </table:table-cell>
          <table:table-cell office:value-type="string" calcext:value-type="string">
            <text:p>M4w</text:p>
          </table:table-cell>
          <table:table-cell office:value-type="string" calcext:value-type="string">
            <text:p>11-4</text:p>
          </table:table-cell>
          <table:table-cell office:value-type="float" office:value="1962.03" calcext:value-type="float">
            <text:p>1962.03</text:p>
          </table:table-cell>
          <table:table-cell office:value-type="string" calcext:value-type="string">
            <text:p>K1w</text:p>
          </table:table-cell>
          <table:table-cell office:value-type="string" calcext:value-type="string">
            <text:p>10-5</text:p>
          </table:table-cell>
          <table:table-cell office:value-type="float" office:value="1962.05" calcext:value-type="float">
            <text:p>1962.05</text:p>
          </table:table-cell>
          <table:table-cell office:value-type="string" calcext:value-type="string">
            <text:p>S2wHD</text:p>
          </table:table-cell>
          <table:table-cell office:value-type="string" calcext:value-type="string">
            <text:p>13-2 J</text:p>
          </table:table-cell>
        </table:table-row>
        <table:table-row table:style-name="ro1">
          <table:table-cell office:value-type="string" calcext:value-type="string">
            <text:p>Sadanoyama</text:p>
          </table:table-cell>
          <table:table-cell office:value-type="float" office:value="1961.11" calcext:value-type="float">
            <text:p>1961.11</text:p>
          </table:table-cell>
          <table:table-cell office:value-type="string" calcext:value-type="string">
            <text:p>S2eHD</text:p>
          </table:table-cell>
          <table:table-cell office:value-type="string" calcext:value-type="string">
            <text:p>8-7</text:p>
          </table:table-cell>
          <table:table-cell office:value-type="float" office:value="1962.01" calcext:value-type="float">
            <text:p>1962.01</text:p>
          </table:table-cell>
          <table:table-cell office:value-type="string" calcext:value-type="string">
            <text:p>S1w</text:p>
          </table:table-cell>
          <table:table-cell office:value-type="string" calcext:value-type="string">
            <text:p>9-6</text:p>
          </table:table-cell>
          <table:table-cell office:value-type="float" office:value="1962.03" calcext:value-type="float">
            <text:p>1962.03</text:p>
          </table:table-cell>
          <table:table-cell office:value-type="string" calcext:value-type="string">
            <text:p>S2eHD</text:p>
          </table:table-cell>
          <table:table-cell office:value-type="string" calcext:value-type="string">
            <text:p>13-2 Y</text:p>
          </table:table-cell>
          <table:table-cell table:number-columns-repeated="7"/>
          <table:table-cell office:value-type="string" calcext:value-type="string">
            <text:p>Yutakayama</text:p>
          </table:table-cell>
          <table:table-cell office:value-type="float" office:value="1962.09" calcext:value-type="float">
            <text:p>1962.09</text:p>
          </table:table-cell>
          <table:table-cell office:value-type="string" calcext:value-type="string">
            <text:p>M2w</text:p>
          </table:table-cell>
          <table:table-cell office:value-type="string" calcext:value-type="string">
            <text:p>12-3</text:p>
          </table:table-cell>
          <table:table-cell office:value-type="float" office:value="1962.11" calcext:value-type="float">
            <text:p>1962.11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2-3 J</text:p>
          </table:table-cell>
          <table:table-cell office:value-type="float" office:value="1963.01" calcext:value-type="float">
            <text:p>1963.01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3-2 J</text:p>
          </table:table-cell>
        </table:table-row>
        <table:table-row table:style-name="ro1">
          <table:table-cell office:value-type="string" calcext:value-type="string">
            <text:p>Tochinoumi</text:p>
          </table:table-cell>
          <table:table-cell office:value-type="float" office:value="1962.01" calcext:value-type="float">
            <text:p>1962.01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9-6</text:p>
          </table:table-cell>
          <table:table-cell office:value-type="float" office:value="1962.03" calcext:value-type="float">
            <text:p>1962.03</text:p>
          </table:table-cell>
          <table:table-cell office:value-type="string" calcext:value-type="string">
            <text:p>S1w</text:p>
          </table:table-cell>
          <table:table-cell office:value-type="string" calcext:value-type="string">
            <text:p>9-6</text:p>
          </table:table-cell>
          <table:table-cell office:value-type="float" office:value="1962.05" calcext:value-type="float">
            <text:p>1962.05</text:p>
          </table:table-cell>
          <table:table-cell office:value-type="string" calcext:value-type="string">
            <text:p>S1w</text:p>
          </table:table-cell>
          <table:table-cell office:value-type="string" calcext:value-type="string">
            <text:p>14-1 Y</text:p>
          </table:table-cell>
          <table:table-cell table:number-columns-repeated="7"/>
          <table:table-cell office:value-type="string" calcext:value-type="string">
            <text:p>Maenoyama</text:p>
          </table:table-cell>
          <table:table-cell office:value-type="float" office:value="1970.03" calcext:value-type="float">
            <text:p>1970.03</text:p>
          </table:table-cell>
          <table:table-cell office:value-type="string" calcext:value-type="string">
            <text:p>S2wHD</text:p>
          </table:table-cell>
          <table:table-cell office:value-type="string" calcext:value-type="string">
            <text:p>9-6</text:p>
          </table:table-cell>
          <table:table-cell office:value-type="float" office:value="1970.05" calcext:value-type="float">
            <text:p>1970.05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2-3 J</text:p>
          </table:table-cell>
          <table:table-cell office:value-type="float" office:value="1970.07" calcext:value-type="float">
            <text:p>1970.07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3-2 D</text:p>
          </table:table-cell>
        </table:table-row>
        <table:table-row table:style-name="ro1">
          <table:table-cell office:value-type="string" calcext:value-type="string">
            <text:p>Kitanofuji</text:p>
          </table:table-cell>
          <table:table-cell office:value-type="float" office:value="1966.03" calcext:value-type="float">
            <text:p>1966.03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8-7</text:p>
          </table:table-cell>
          <table:table-cell office:value-type="float" office:value="1966.05" calcext:value-type="float">
            <text:p>1966.05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0-5</text:p>
          </table:table-cell>
          <table:table-cell office:value-type="float" office:value="1966.07" calcext:value-type="float">
            <text:p>1966.07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0-5</text:p>
          </table:table-cell>
          <table:table-cell table:number-columns-repeated="7"/>
          <table:table-cell office:value-type="string" calcext:value-type="string">
            <text:p>Daikirin</text:p>
          </table:table-cell>
          <table:table-cell office:value-type="float" office:value="1970.05" calcext:value-type="float">
            <text:p>1970.05</text:p>
          </table:table-cell>
          <table:table-cell office:value-type="string" calcext:value-type="string">
            <text:p>S1w</text:p>
          </table:table-cell>
          <table:table-cell office:value-type="string" calcext:value-type="string">
            <text:p>9-6</text:p>
          </table:table-cell>
          <table:table-cell office:value-type="float" office:value="1970.07" calcext:value-type="float">
            <text:p>1970.07</text:p>
          </table:table-cell>
          <table:table-cell office:value-type="string" calcext:value-type="string">
            <text:p>S1w</text:p>
          </table:table-cell>
          <table:table-cell office:value-type="string" calcext:value-type="string">
            <text:p>12-3</text:p>
          </table:table-cell>
          <table:table-cell office:value-type="float" office:value="1970.09" calcext:value-type="float">
            <text:p>1970.09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2-3</text:p>
          </table:table-cell>
        </table:table-row>
        <table:table-row table:style-name="ro1">
          <table:table-cell office:value-type="string" calcext:value-type="string">
            <text:p>Tamanoshima</text:p>
          </table:table-cell>
          <table:table-cell office:value-type="float" office:value="1966.05" calcext:value-type="float">
            <text:p>1966.05</text:p>
          </table:table-cell>
          <table:table-cell office:value-type="string" calcext:value-type="string">
            <text:p>S1w</text:p>
          </table:table-cell>
          <table:table-cell office:value-type="string" calcext:value-type="string">
            <text:p>10-5</text:p>
          </table:table-cell>
          <table:table-cell office:value-type="float" office:value="1966.07" calcext:value-type="float">
            <text:p>1966.07</text:p>
          </table:table-cell>
          <table:table-cell office:value-type="string" calcext:value-type="string">
            <text:p>S1w</text:p>
          </table:table-cell>
          <table:table-cell office:value-type="string" calcext:value-type="string">
            <text:p>9-6</text:p>
          </table:table-cell>
          <table:table-cell office:value-type="float" office:value="1966.09" calcext:value-type="float">
            <text:p>1966.09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1-4</text:p>
          </table:table-cell>
          <table:table-cell table:number-columns-repeated="7"/>
          <table:table-cell office:value-type="string" calcext:value-type="string">
            <text:p>Wajima</text:p>
          </table:table-cell>
          <table:table-cell office:value-type="float" office:value="1972.05" calcext:value-type="float">
            <text:p>1972.05</text:p>
          </table:table-cell>
          <table:table-cell office:value-type="string" calcext:value-type="string">
            <text:p>S1w</text:p>
          </table:table-cell>
          <table:table-cell office:value-type="string" calcext:value-type="string">
            <text:p>12-3 Y</text:p>
          </table:table-cell>
          <table:table-cell office:value-type="float" office:value="1972.07" calcext:value-type="float">
            <text:p>1972.07</text:p>
          </table:table-cell>
          <table:table-cell office:value-type="string" calcext:value-type="string">
            <text:p>S1e</text:p>
          </table:table-cell>
          <table:table-cell office:value-type="float" office:value="8" calcext:value-type="float">
            <text:p>8</text:p>
          </table:table-cell>
          <table:table-cell office:value-type="float" office:value="1972.09" calcext:value-type="float">
            <text:p>1972.09</text:p>
          </table:table-cell>
          <table:table-cell office:value-type="string" calcext:value-type="string">
            <text:p>S2eHD</text:p>
          </table:table-cell>
          <table:table-cell office:value-type="string" calcext:value-type="string">
            <text:p>13-2 J</text:p>
          </table:table-cell>
        </table:table-row>
        <table:table-row table:style-name="ro1">
          <table:table-cell office:value-type="string" calcext:value-type="string">
            <text:p>Kotozakura</text:p>
          </table:table-cell>
          <table:table-cell office:value-type="float" office:value="1967.05" calcext:value-type="float">
            <text:p>1967.05</text:p>
          </table:table-cell>
          <table:table-cell office:value-type="string" calcext:value-type="string">
            <text:p>K1e</text:p>
          </table:table-cell>
          <table:table-cell office:value-type="string" calcext:value-type="string">
            <text:p>10-5</text:p>
          </table:table-cell>
          <table:table-cell office:value-type="float" office:value="1967.07" calcext:value-type="float">
            <text:p>1967.07</text:p>
          </table:table-cell>
          <table:table-cell office:value-type="string" calcext:value-type="string">
            <text:p>S1w</text:p>
          </table:table-cell>
          <table:table-cell office:value-type="string" calcext:value-type="string">
            <text:p>11-4 J</text:p>
          </table:table-cell>
          <table:table-cell office:value-type="float" office:value="1967.09" calcext:value-type="float">
            <text:p>1967.09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1-4</text:p>
          </table:table-cell>
          <table:table-cell table:number-columns-repeated="7"/>
          <table:table-cell office:value-type="string" calcext:value-type="string">
            <text:p>Takanohana</text:p>
          </table:table-cell>
          <table:table-cell office:value-type="float" office:value="1972.05" calcext:value-type="float">
            <text:p>1972.05</text:p>
          </table:table-cell>
          <table:table-cell office:value-type="string" calcext:value-type="string">
            <text:p>K1e</text:p>
          </table:table-cell>
          <table:table-cell office:value-type="string" calcext:value-type="string">
            <text:p>11-4 J</text:p>
          </table:table-cell>
          <table:table-cell office:value-type="float" office:value="1972.07" calcext:value-type="float">
            <text:p>1972.07</text:p>
          </table:table-cell>
          <table:table-cell office:value-type="string" calcext:value-type="string">
            <text:p>S1w</text:p>
          </table:table-cell>
          <table:table-cell office:value-type="string" calcext:value-type="string">
            <text:p>12-3 J</text:p>
          </table:table-cell>
          <table:table-cell office:value-type="float" office:value="1972.09" calcext:value-type="float">
            <text:p>1972.09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0-5</text:p>
          </table:table-cell>
        </table:table-row>
        <table:table-row table:style-name="ro1">
          <table:table-cell office:value-type="string" calcext:value-type="string">
            <text:p>Kiyokuni</text:p>
          </table:table-cell>
          <table:table-cell office:value-type="float" office:value="1969.01" calcext:value-type="float">
            <text:p>1969.01</text:p>
          </table:table-cell>
          <table:table-cell office:value-type="string" calcext:value-type="string">
            <text:p>K1w</text:p>
          </table:table-cell>
          <table:table-cell office:value-type="string" calcext:value-type="string">
            <text:p>10-5</text:p>
          </table:table-cell>
          <table:table-cell office:value-type="float" office:value="1969.03" calcext:value-type="float">
            <text:p>1969.03</text:p>
          </table:table-cell>
          <table:table-cell office:value-type="string" calcext:value-type="string">
            <text:p>S1w</text:p>
          </table:table-cell>
          <table:table-cell office:value-type="string" calcext:value-type="string">
            <text:p>9-6</text:p>
          </table:table-cell>
          <table:table-cell office:value-type="float" office:value="1969.05" calcext:value-type="float">
            <text:p>1969.05</text:p>
          </table:table-cell>
          <table:table-cell office:value-type="string" calcext:value-type="string">
            <text:p>S1w</text:p>
          </table:table-cell>
          <table:table-cell office:value-type="string" calcext:value-type="string">
            <text:p>12-3 J</text:p>
          </table:table-cell>
          <table:table-cell table:number-columns-repeated="7"/>
          <table:table-cell office:value-type="string" calcext:value-type="string">
            <text:p>Daiju</text:p>
          </table:table-cell>
          <table:table-cell office:value-type="float" office:value="1973.03" calcext:value-type="float">
            <text:p>1973.03</text:p>
          </table:table-cell>
          <table:table-cell office:value-type="string" calcext:value-type="string">
            <text:p>K1e</text:p>
          </table:table-cell>
          <table:table-cell office:value-type="string" calcext:value-type="string">
            <text:p>10-5</text:p>
          </table:table-cell>
          <table:table-cell office:value-type="float" office:value="1973.05" calcext:value-type="float">
            <text:p>1973.05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1-4 J</text:p>
          </table:table-cell>
          <table:table-cell office:value-type="float" office:value="1973.07" calcext:value-type="float">
            <text:p>1973.07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3-2</text:p>
          </table:table-cell>
        </table:table-row>
        <table:table-row table:style-name="ro1">
          <table:table-cell office:value-type="string" calcext:value-type="string">
            <text:p>Kitanoumi</text:p>
          </table:table-cell>
          <table:table-cell office:value-type="float" office:value="1973.09" calcext:value-type="float">
            <text:p>1973.09</text:p>
          </table:table-cell>
          <table:table-cell office:value-type="string" calcext:value-type="string">
            <text:p>K1e</text:p>
          </table:table-cell>
          <table:table-cell office:value-type="string" calcext:value-type="string">
            <text:p>8-7</text:p>
          </table:table-cell>
          <table:table-cell office:value-type="float" office:value="1973.11" calcext:value-type="float">
            <text:p>1973.11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0-5</text:p>
          </table:table-cell>
          <table:table-cell office:value-type="float" office:value="1974.01" calcext:value-type="float">
            <text:p>1974.01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4-1 Y</text:p>
          </table:table-cell>
          <table:table-cell table:number-columns-repeated="7"/>
          <table:table-cell office:value-type="string" calcext:value-type="string">
            <text:p>Asahikuni</text:p>
          </table:table-cell>
          <table:table-cell office:value-type="float" office:value="1975.11" calcext:value-type="float">
            <text:p>1975.11</text:p>
          </table:table-cell>
          <table:table-cell office:value-type="string" calcext:value-type="string">
            <text:p>S1w</text:p>
          </table:table-cell>
          <table:table-cell office:value-type="float" office:value="8" calcext:value-type="float">
            <text:p>8</text:p>
          </table:table-cell>
          <table:table-cell office:value-type="float" office:value="1976.01" calcext:value-type="float">
            <text:p>1976.01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2-3 J</text:p>
          </table:table-cell>
          <table:table-cell office:value-type="float" office:value="1976.03" calcext:value-type="float">
            <text:p>1976.03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3-2 D</text:p>
          </table:table-cell>
        </table:table-row>
        <table:table-row table:style-name="ro1">
          <table:table-cell office:value-type="string" calcext:value-type="string">
            <text:p>Kaiketsu</text:p>
          </table:table-cell>
          <table:table-cell office:value-type="float" office:value="1974.09" calcext:value-type="float">
            <text:p>1974.09</text:p>
          </table:table-cell>
          <table:table-cell office:value-type="string" calcext:value-type="string">
            <text:p>S2eHD</text:p>
          </table:table-cell>
          <table:table-cell office:value-type="string" calcext:value-type="string">
            <text:p>7-8</text:p>
          </table:table-cell>
          <table:table-cell office:value-type="float" office:value="1974.11" calcext:value-type="float">
            <text:p>1974.11</text:p>
          </table:table-cell>
          <table:table-cell office:value-type="string" calcext:value-type="string">
            <text:p>K2wHD</text:p>
          </table:table-cell>
          <table:table-cell office:value-type="string" calcext:value-type="string">
            <text:p>12-3 Y</text:p>
          </table:table-cell>
          <table:table-cell office:value-type="float" office:value="1975.01" calcext:value-type="float">
            <text:p>1975.01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1-4 J</text:p>
          </table:table-cell>
          <table:table-cell table:number-columns-repeated="7"/>
          <table:table-cell office:value-type="string" calcext:value-type="string">
            <text:p>Wakamisugi</text:p>
          </table:table-cell>
          <table:table-cell office:value-type="float" office:value="1976.09" calcext:value-type="float">
            <text:p>1976.09</text:p>
          </table:table-cell>
          <table:table-cell office:value-type="string" calcext:value-type="string">
            <text:p>S1w</text:p>
          </table:table-cell>
          <table:table-cell office:value-type="string" calcext:value-type="string">
            <text:p>11-4</text:p>
          </table:table-cell>
          <table:table-cell office:value-type="float" office:value="1976.11" calcext:value-type="float">
            <text:p>1976.11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1-4</text:p>
          </table:table-cell>
          <table:table-cell office:value-type="float" office:value="1977.01" calcext:value-type="float">
            <text:p>1977.01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1-4</text:p>
          </table:table-cell>
        </table:table-row>
        <table:table-row table:style-name="ro1">
          <table:table-cell office:value-type="string" calcext:value-type="string">
            <text:p>Mienoumi</text:p>
          </table:table-cell>
          <table:table-cell office:value-type="float" office:value="1975.07" calcext:value-type="float">
            <text:p>1975.07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8-7</text:p>
          </table:table-cell>
          <table:table-cell office:value-type="float" office:value="1975.09" calcext:value-type="float">
            <text:p>1975.09</text:p>
          </table:table-cell>
          <table:table-cell office:value-type="string" calcext:value-type="string">
            <text:p>S2eHD</text:p>
          </table:table-cell>
          <table:table-cell office:value-type="string" calcext:value-type="string">
            <text:p>11-4</text:p>
          </table:table-cell>
          <table:table-cell office:value-type="float" office:value="1975.11" calcext:value-type="float">
            <text:p>1975.11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3-2 Y</text:p>
          </table:table-cell>
          <table:table-cell table:number-columns-repeated="7"/>
          <table:table-cell office:value-type="string" calcext:value-type="string">
            <text:p>Kaiketsu</text:p>
          </table:table-cell>
          <table:table-cell office:value-type="float" office:value="1976.09" calcext:value-type="float">
            <text:p>1976.09</text:p>
          </table:table-cell>
          <table:table-cell office:value-type="string" calcext:value-type="string">
            <text:p>M4w</text:p>
          </table:table-cell>
          <table:table-cell office:value-type="string" calcext:value-type="string">
            <text:p>14-1 Y</text:p>
          </table:table-cell>
          <table:table-cell office:value-type="float" office:value="1976.11" calcext:value-type="float">
            <text:p>1976.11</text:p>
          </table:table-cell>
          <table:table-cell office:value-type="string" calcext:value-type="string">
            <text:p>S1w</text:p>
          </table:table-cell>
          <table:table-cell office:value-type="string" calcext:value-type="string">
            <text:p>11-4</text:p>
          </table:table-cell>
          <table:table-cell office:value-type="float" office:value="1977.01" calcext:value-type="float">
            <text:p>1977.01</text:p>
          </table:table-cell>
          <table:table-cell office:value-type="string" calcext:value-type="string">
            <text:p>S1w</text:p>
          </table:table-cell>
          <table:table-cell office:value-type="string" calcext:value-type="string">
            <text:p>11-4</text:p>
          </table:table-cell>
        </table:table-row>
        <table:table-row table:style-name="ro1">
          <table:table-cell office:value-type="string" calcext:value-type="string">
            <text:p>Masuiyama</text:p>
          </table:table-cell>
          <table:table-cell office:value-type="float" office:value="1979.09" calcext:value-type="float">
            <text:p>1979.09</text:p>
          </table:table-cell>
          <table:table-cell office:value-type="string" calcext:value-type="string">
            <text:p>K1e</text:p>
          </table:table-cell>
          <table:table-cell office:value-type="string" calcext:value-type="string">
            <text:p>8-7</text:p>
          </table:table-cell>
          <table:table-cell office:value-type="float" office:value="1979.11" calcext:value-type="float">
            <text:p>1979.11</text:p>
          </table:table-cell>
          <table:table-cell office:value-type="string" calcext:value-type="string">
            <text:p>S1w</text:p>
          </table:table-cell>
          <table:table-cell office:value-type="string" calcext:value-type="string">
            <text:p>11-4</text:p>
          </table:table-cell>
          <table:table-cell office:value-type="float" office:value="1980.01" calcext:value-type="float">
            <text:p>1980.01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2-3 J</text:p>
          </table:table-cell>
          <table:table-cell table:number-columns-repeated="2"/>
          <table:table-cell table:style-name="ce3"/>
          <table:table-cell table:number-columns-repeated="4"/>
          <table:table-cell office:value-type="string" calcext:value-type="string">
            <text:p>Chiyonofuji</text:p>
          </table:table-cell>
          <table:table-cell office:value-type="float" office:value="1980.09" calcext:value-type="float">
            <text:p>1980.09</text:p>
          </table:table-cell>
          <table:table-cell office:value-type="string" calcext:value-type="string">
            <text:p>K1e</text:p>
          </table:table-cell>
          <table:table-cell office:value-type="string" calcext:value-type="string">
            <text:p>10-5</text:p>
          </table:table-cell>
          <table:table-cell office:value-type="float" office:value="1980.11" calcext:value-type="float">
            <text:p>1980.11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1-4</text:p>
          </table:table-cell>
          <table:table-cell office:value-type="float" office:value="1981.01" calcext:value-type="float">
            <text:p>1981.01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4-1 Y</text:p>
          </table:table-cell>
        </table:table-row>
        <table:table-row table:style-name="ro1">
          <table:table-cell office:value-type="string" calcext:value-type="string">
            <text:p>Kotokaze</text:p>
          </table:table-cell>
          <table:table-cell office:value-type="float" office:value="1981.05" calcext:value-type="float">
            <text:p>1981.05</text:p>
          </table:table-cell>
          <table:table-cell office:value-type="string" calcext:value-type="string">
            <text:p>S1w</text:p>
          </table:table-cell>
          <table:table-cell office:value-type="string" calcext:value-type="string">
            <text:p>9-6</text:p>
          </table:table-cell>
          <table:table-cell office:value-type="float" office:value="1981.07" calcext:value-type="float">
            <text:p>1981.07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0-5</text:p>
          </table:table-cell>
          <table:table-cell office:value-type="float" office:value="1981.09" calcext:value-type="float">
            <text:p>1981.09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2-3 Y</text:p>
          </table:table-cell>
          <table:table-cell table:number-columns-repeated="7"/>
          <table:table-cell office:value-type="string" calcext:value-type="string">
            <text:p>Takanosato</text:p>
          </table:table-cell>
          <table:table-cell office:value-type="float" office:value="1981.09" calcext:value-type="float">
            <text:p>1981.09</text:p>
          </table:table-cell>
          <table:table-cell office:value-type="string" calcext:value-type="string">
            <text:p>K2wHD</text:p>
          </table:table-cell>
          <table:table-cell office:value-type="string" calcext:value-type="string">
            <text:p>10-5</text:p>
          </table:table-cell>
          <table:table-cell office:value-type="float" office:value="1981.11" calcext:value-type="float">
            <text:p>1981.11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1-4</text:p>
          </table:table-cell>
          <table:table-cell office:value-type="float" office:value="1982.01" calcext:value-type="float">
            <text:p>1982.01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2-3 J</text:p>
          </table:table-cell>
        </table:table-row>
        <table:table-row table:style-name="ro1">
          <table:table-cell office:value-type="string" calcext:value-type="string">
            <text:p>Onokuni</text:p>
          </table:table-cell>
          <table:table-cell office:value-type="float" office:value="1985.03" calcext:value-type="float">
            <text:p>1985.03</text:p>
          </table:table-cell>
          <table:table-cell office:value-type="string" calcext:value-type="string">
            <text:p>S1w</text:p>
          </table:table-cell>
          <table:table-cell office:value-type="string" calcext:value-type="string">
            <text:p>9-6</text:p>
          </table:table-cell>
          <table:table-cell office:value-type="float" office:value="1985.05" calcext:value-type="float">
            <text:p>1985.05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0-5</text:p>
          </table:table-cell>
          <table:table-cell office:value-type="float" office:value="1985.07" calcext:value-type="float">
            <text:p>1985.07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2-3 J</text:p>
          </table:table-cell>
          <table:table-cell table:number-columns-repeated="7"/>
          <table:table-cell office:value-type="string" calcext:value-type="string">
            <text:p>Wakashimazu</text:p>
          </table:table-cell>
          <table:table-cell office:value-type="float" office:value="1982.07" calcext:value-type="float">
            <text:p>1982.07</text:p>
          </table:table-cell>
          <table:table-cell office:value-type="string" calcext:value-type="string">
            <text:p>K1e</text:p>
          </table:table-cell>
          <table:table-cell office:value-type="string" calcext:value-type="string">
            <text:p>10-5</text:p>
          </table:table-cell>
          <table:table-cell office:value-type="float" office:value="1982.09" calcext:value-type="float">
            <text:p>1982.09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2-3 J</text:p>
          </table:table-cell>
          <table:table-cell office:value-type="float" office:value="1982.11" calcext:value-type="float">
            <text:p>1982.11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2-3 J</text:p>
          </table:table-cell>
        </table:table-row>
        <table:table-row table:style-name="ro1">
          <table:table-cell office:value-type="string" calcext:value-type="string">
            <text:p>Chiyotaikai</text:p>
          </table:table-cell>
          <table:table-cell office:value-type="float" office:value="1998.09" calcext:value-type="float">
            <text:p>1998.09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9-6</text:p>
          </table:table-cell>
          <table:table-cell office:value-type="float" office:value="1998.11" calcext:value-type="float">
            <text:p>1998.11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0-5</text:p>
          </table:table-cell>
          <table:table-cell office:value-type="float" office:value="1999.01" calcext:value-type="float">
            <text:p>1999.01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3-2 Y</text:p>
          </table:table-cell>
          <table:table-cell table:number-columns-repeated="2"/>
          <table:table-cell table:style-name="ce3"/>
          <table:table-cell table:number-columns-repeated="4"/>
          <table:table-cell office:value-type="string" calcext:value-type="string">
            <text:p>Asashio</text:p>
          </table:table-cell>
          <table:table-cell office:value-type="float" office:value="1982.11" calcext:value-type="float">
            <text:p>1982.11</text:p>
          </table:table-cell>
          <table:table-cell office:value-type="string" calcext:value-type="string">
            <text:p>M1e</text:p>
          </table:table-cell>
          <table:table-cell office:value-type="string" calcext:value-type="string">
            <text:p>9-6</text:p>
          </table:table-cell>
          <table:table-cell office:value-type="float" office:value="1983.01" calcext:value-type="float">
            <text:p>1983.01</text:p>
          </table:table-cell>
          <table:table-cell office:value-type="string" calcext:value-type="string">
            <text:p>S1w</text:p>
          </table:table-cell>
          <table:table-cell office:value-type="string" calcext:value-type="string">
            <text:p>14-1 D</text:p>
          </table:table-cell>
          <table:table-cell office:value-type="float" office:value="1983.03" calcext:value-type="float">
            <text:p>1983.03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2-3 J</text:p>
          </table:table-cell>
        </table:table-row>
        <table:table-row table:style-name="ro1">
          <table:table-cell office:value-type="string" calcext:value-type="string">
            <text:p>Kisenosato</text:p>
          </table:table-cell>
          <table:table-cell office:value-type="float" office:value="2011.07" calcext:value-type="float">
            <text:p>2011.07</text:p>
          </table:table-cell>
          <table:table-cell office:value-type="string" calcext:value-type="string">
            <text:p>S1w</text:p>
          </table:table-cell>
          <table:table-cell office:value-type="string" calcext:value-type="string">
            <text:p>10-5</text:p>
          </table:table-cell>
          <table:table-cell office:value-type="float" office:value="2011.09" calcext:value-type="float">
            <text:p>2011.09</text:p>
          </table:table-cell>
          <table:table-cell office:value-type="string" calcext:value-type="string">
            <text:p>S1w</text:p>
          </table:table-cell>
          <table:table-cell office:value-type="string" calcext:value-type="string">
            <text:p>12-3 J</text:p>
          </table:table-cell>
          <table:table-cell office:value-type="float" office:value="2011.11" calcext:value-type="float">
            <text:p>2011.11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0-5</text:p>
          </table:table-cell>
          <table:table-cell table:number-columns-repeated="7"/>
          <table:table-cell office:value-type="string" calcext:value-type="string">
            <text:p>Hokutenyu</text:p>
          </table:table-cell>
          <table:table-cell office:value-type="float" office:value="1983.01" calcext:value-type="float">
            <text:p>1983.01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1-4</text:p>
          </table:table-cell>
          <table:table-cell office:value-type="float" office:value="1983.03" calcext:value-type="float">
            <text:p>1983.03</text:p>
          </table:table-cell>
          <table:table-cell office:value-type="string" calcext:value-type="string">
            <text:p>S1w</text:p>
          </table:table-cell>
          <table:table-cell office:value-type="string" calcext:value-type="string">
            <text:p>12-3 J</text:p>
          </table:table-cell>
          <table:table-cell office:value-type="float" office:value="1983.05" calcext:value-type="float">
            <text:p>1983.05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4-1 Y</text:p>
          </table:table-cell>
        </table:table-row>
        <table:table-row table:style-name="ro1">
          <table:table-cell office:value-type="string" calcext:value-type="string">
            <text:p>Goeido</text:p>
          </table:table-cell>
          <table:table-cell office:value-type="float" office:value="2014.03" calcext:value-type="float">
            <text:p>2014.03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2-3 J</text:p>
          </table:table-cell>
          <table:table-cell office:value-type="float" office:value="2014.05" calcext:value-type="float">
            <text:p>2014.05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8-7</text:p>
          </table:table-cell>
          <table:table-cell office:value-type="float" office:value="2014.07" calcext:value-type="float">
            <text:p>2014.07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2-3 J</text:p>
          </table:table-cell>
          <table:table-cell table:number-columns-repeated="7"/>
          <table:table-cell office:value-type="string" calcext:value-type="string">
            <text:p>Kitao</text:p>
          </table:table-cell>
          <table:table-cell office:value-type="float" office:value="1985.07" calcext:value-type="float">
            <text:p>1985.07</text:p>
          </table:table-cell>
          <table:table-cell office:value-type="string" calcext:value-type="string">
            <text:p>M1e</text:p>
          </table:table-cell>
          <table:table-cell office:value-type="string" calcext:value-type="string">
            <text:p>12-3 J</text:p>
          </table:table-cell>
          <table:table-cell office:value-type="float" office:value="1985.09" calcext:value-type="float">
            <text:p>1985.09</text:p>
          </table:table-cell>
          <table:table-cell office:value-type="string" calcext:value-type="string">
            <text:p>S1w</text:p>
          </table:table-cell>
          <table:table-cell office:value-type="string" calcext:value-type="string">
            <text:p>11-4</text:p>
          </table:table-cell>
          <table:table-cell office:value-type="float" office:value="1985.11" calcext:value-type="float">
            <text:p>1985.11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2-3 J</text:p>
          </table:table-cell>
        </table:table-row>
        <table:table-row table:style-name="ro1">
          <table:table-cell office:value-type="string" calcext:value-type="string">
            <text:p>Asanoyama</text:p>
          </table:table-cell>
          <table:table-cell office:value-type="float" office:value="2019.11" calcext:value-type="float">
            <text:p>2019.11</text:p>
          </table:table-cell>
          <table:table-cell office:value-type="string" calcext:value-type="string">
            <text:p>K2w</text:p>
          </table:table-cell>
          <table:table-cell office:value-type="string" calcext:value-type="string">
            <text:p>11-4 J</text:p>
          </table:table-cell>
          <table:table-cell office:value-type="float" office:value="2020.01" calcext:value-type="float">
            <text:p>2020.01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0-5</text:p>
          </table:table-cell>
          <table:table-cell office:value-type="float" office:value="2020.03" calcext:value-type="float">
            <text:p>2020.03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1-4</text:p>
          </table:table-cell>
          <table:table-cell table:number-columns-repeated="7"/>
          <table:table-cell office:value-type="string" calcext:value-type="string">
            <text:p>Hokutoumi</text:p>
          </table:table-cell>
          <table:table-cell office:value-type="float" office:value="1986.03" calcext:value-type="float">
            <text:p>1986.03</text:p>
          </table:table-cell>
          <table:table-cell office:value-type="string" calcext:value-type="string">
            <text:p>S1w</text:p>
          </table:table-cell>
          <table:table-cell office:value-type="string" calcext:value-type="string">
            <text:p>13-2 Y</text:p>
          </table:table-cell>
          <table:table-cell office:value-type="float" office:value="1986.05" calcext:value-type="float">
            <text:p>1986.05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1-4</text:p>
          </table:table-cell>
          <table:table-cell office:value-type="float" office:value="1986.07" calcext:value-type="float">
            <text:p>1986.07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2-3</text:p>
          </table:table-cell>
        </table:table-row>
        <table:table-row table:style-name="ro1">
          <table:table-cell office:value-type="string" calcext:value-type="string">
            <text:p>Shodai</text:p>
          </table:table-cell>
          <table:table-cell office:value-type="float" office:value="2020.03" calcext:value-type="float">
            <text:p>2020.03</text:p>
          </table:table-cell>
          <table:table-cell office:value-type="string" calcext:value-type="string">
            <text:p>S1w</text:p>
          </table:table-cell>
          <table:table-cell office:value-type="string" calcext:value-type="string">
            <text:p>8-7</text:p>
          </table:table-cell>
          <table:table-cell office:value-type="float" office:value="2020.07" calcext:value-type="float">
            <text:p>2020.07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1-4</text:p>
          </table:table-cell>
          <table:table-cell office:value-type="float" office:value="2020.09" calcext:value-type="float">
            <text:p>2020.09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3-2 Y</text:p>
          </table:table-cell>
          <table:table-cell table:number-columns-repeated="2"/>
          <table:table-cell table:style-name="ce3"/>
          <table:table-cell table:number-columns-repeated="4"/>
          <table:table-cell office:value-type="string" calcext:value-type="string">
            <text:p>Konishiki</text:p>
          </table:table-cell>
          <table:table-cell office:value-type="float" office:value="1987.01" calcext:value-type="float">
            <text:p>1987.01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0-5</text:p>
          </table:table-cell>
          <table:table-cell office:value-type="float" office:value="1987.03" calcext:value-type="float">
            <text:p>1987.03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1-4 J</text:p>
          </table:table-cell>
          <table:table-cell office:value-type="float" office:value="1987.05" calcext:value-type="float">
            <text:p>1987.05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2-3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Asahifuji</text:p>
          </table:table-cell>
          <table:table-cell office:value-type="float" office:value="1987.05" calcext:value-type="float">
            <text:p>1987.05</text:p>
          </table:table-cell>
          <table:table-cell office:value-type="string" calcext:value-type="string">
            <text:p>S1w</text:p>
          </table:table-cell>
          <table:table-cell office:value-type="string" calcext:value-type="string">
            <text:p>10-5</text:p>
          </table:table-cell>
          <table:table-cell office:value-type="float" office:value="1987.07" calcext:value-type="float">
            <text:p>1987.07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1-4</text:p>
          </table:table-cell>
          <table:table-cell office:value-type="float" office:value="1987.09" calcext:value-type="float">
            <text:p>1987.09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2-3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Kirishima</text:p>
          </table:table-cell>
          <table:table-cell office:value-type="float" office:value="1989.11" calcext:value-type="float">
            <text:p>1989.11</text:p>
          </table:table-cell>
          <table:table-cell office:value-type="string" calcext:value-type="string">
            <text:p>K1w</text:p>
          </table:table-cell>
          <table:table-cell office:value-type="string" calcext:value-type="string">
            <text:p>10-5</text:p>
          </table:table-cell>
          <table:table-cell office:value-type="float" office:value="1990.01" calcext:value-type="float">
            <text:p>1990.01</text:p>
          </table:table-cell>
          <table:table-cell office:value-type="string" calcext:value-type="string">
            <text:p>K1e</text:p>
          </table:table-cell>
          <table:table-cell office:value-type="string" calcext:value-type="string">
            <text:p>11-4 J</text:p>
          </table:table-cell>
          <table:table-cell office:value-type="float" office:value="1990.03" calcext:value-type="float">
            <text:p>1990.03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3-2 D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Akebono</text:p>
          </table:table-cell>
          <table:table-cell office:value-type="float" office:value="1992.01" calcext:value-type="float">
            <text:p>1992.01</text:p>
          </table:table-cell>
          <table:table-cell office:value-type="string" calcext:value-type="string">
            <text:p>K1w</text:p>
          </table:table-cell>
          <table:table-cell office:value-type="string" calcext:value-type="string">
            <text:p>13-2 J</text:p>
          </table:table-cell>
          <table:table-cell office:value-type="float" office:value="1992.03" calcext:value-type="float">
            <text:p>1992.03</text:p>
          </table:table-cell>
          <table:table-cell office:value-type="string" calcext:value-type="string">
            <text:p>S1e</text:p>
          </table:table-cell>
          <table:table-cell office:value-type="float" office:value="8" calcext:value-type="float">
            <text:p>8</text:p>
          </table:table-cell>
          <table:table-cell office:value-type="float" office:value="1992.05" calcext:value-type="float">
            <text:p>1992.05</text:p>
          </table:table-cell>
          <table:table-cell office:value-type="string" calcext:value-type="string">
            <text:p>S1w</text:p>
          </table:table-cell>
          <table:table-cell office:value-type="string" calcext:value-type="string">
            <text:p>13-2 Y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Takanohana</text:p>
          </table:table-cell>
          <table:table-cell office:value-type="float" office:value="1992.09" calcext:value-type="float">
            <text:p>1992.09</text:p>
          </table:table-cell>
          <table:table-cell office:value-type="string" calcext:value-type="string">
            <text:p>K1w</text:p>
          </table:table-cell>
          <table:table-cell office:value-type="string" calcext:value-type="string">
            <text:p>14-1 Y</text:p>
          </table:table-cell>
          <table:table-cell office:value-type="float" office:value="1992.11" calcext:value-type="float">
            <text:p>1992.11</text:p>
          </table:table-cell>
          <table:table-cell office:value-type="string" calcext:value-type="string">
            <text:p>S1w</text:p>
          </table:table-cell>
          <table:table-cell office:value-type="string" calcext:value-type="string">
            <text:p>10-5</text:p>
          </table:table-cell>
          <table:table-cell office:value-type="float" office:value="1993.01" calcext:value-type="float">
            <text:p>1993.01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1-4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verage wins</text:p>
          </table:table-cell>
          <table:table-cell table:number-columns-repeated="4"/>
          <table:table-cell office:value-type="string" calcext:value-type="string">
            <text:p>Wakanohana</text:p>
          </table:table-cell>
          <table:table-cell office:value-type="float" office:value="1993.03" calcext:value-type="float">
            <text:p>1993.03</text:p>
          </table:table-cell>
          <table:table-cell office:value-type="string" calcext:value-type="string">
            <text:p>K1e</text:p>
          </table:table-cell>
          <table:table-cell office:value-type="string" calcext:value-type="string">
            <text:p>14-1 Y</text:p>
          </table:table-cell>
          <table:table-cell office:value-type="float" office:value="1993.05" calcext:value-type="float">
            <text:p>1993.05</text:p>
          </table:table-cell>
          <table:table-cell office:value-type="string" calcext:value-type="string">
            <text:p>S1w</text:p>
          </table:table-cell>
          <table:table-cell office:value-type="string" calcext:value-type="string">
            <text:p>10-5</text:p>
          </table:table-cell>
          <table:table-cell office:value-type="float" office:value="1993.07" calcext:value-type="float">
            <text:p>1993.07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3-2 D</text:p>
          </table:table-cell>
        </table:table-row>
        <table:table-row table:style-name="ro1">
          <table:table-cell office:value-type="string" calcext:value-type="string">
            <text:p>Wakahaguro</text:p>
          </table:table-cell>
          <table:table-cell office:value-type="float" office:value="1959.05" calcext:value-type="float">
            <text:p>1959.05</text:p>
          </table:table-cell>
          <table:table-cell office:value-type="string" calcext:value-type="string">
            <text:p>S1e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1959.07" calcext:value-type="float">
            <text:p>1959.07</text:p>
          </table:table-cell>
          <table:table-cell office:value-type="string" calcext:value-type="string">
            <text:p>K1w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959.09" calcext:value-type="float">
            <text:p>1959.09</text:p>
          </table:table-cell>
          <table:table-cell office:value-type="string" calcext:value-type="string">
            <text:p>S2wHD</text:p>
          </table:table-cell>
          <table:table-cell table:style-name="ce2" office:value-type="float" office:value="12" calcext:value-type="float">
            <text:p>12</text:p>
          </table:table-cell>
          <table:table-cell table:formula="of:=SUM([.J26];[.G26];[.D26])" office:value-type="float" office:value="30" calcext:value-type="float">
            <text:p>30</text:p>
          </table:table-cell>
          <table:table-cell/>
          <table:table-cell table:formula="of:=AVERAGE([.K26:.K94])" office:value-type="float" office:value="33.3188405797102" calcext:value-type="float">
            <text:p>33.3188405797102</text:p>
          </table:table-cell>
          <table:table-cell table:number-columns-repeated="4"/>
          <table:table-cell office:value-type="string" calcext:value-type="string">
            <text:p>Musashimaru</text:p>
          </table:table-cell>
          <table:table-cell office:value-type="float" office:value="1993.09" calcext:value-type="float">
            <text:p>1993.09</text:p>
          </table:table-cell>
          <table:table-cell office:value-type="string" calcext:value-type="string">
            <text:p>S1e</text:p>
          </table:table-cell>
          <table:table-cell office:value-type="float" office:value="8" calcext:value-type="float">
            <text:p>8</text:p>
          </table:table-cell>
          <table:table-cell office:value-type="float" office:value="1993.11" calcext:value-type="float">
            <text:p>1993.11</text:p>
          </table:table-cell>
          <table:table-cell office:value-type="string" calcext:value-type="string">
            <text:p>S2wHD</text:p>
          </table:table-cell>
          <table:table-cell office:value-type="string" calcext:value-type="string">
            <text:p>13-2 D</text:p>
          </table:table-cell>
          <table:table-cell office:value-type="float" office:value="1994.01" calcext:value-type="float">
            <text:p>1994.01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2-3</text:p>
          </table:table-cell>
        </table:table-row>
        <table:table-row table:style-name="ro1">
          <table:table-cell office:value-type="string" calcext:value-type="string">
            <text:p>Kashiwado</text:p>
          </table:table-cell>
          <table:table-cell office:value-type="float" office:value="1960.03" calcext:value-type="float">
            <text:p>1960.03</text:p>
          </table:table-cell>
          <table:table-cell office:value-type="string" calcext:value-type="string">
            <text:p>S2wHD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960.05" calcext:value-type="float">
            <text:p>1960.05</text:p>
          </table:table-cell>
          <table:table-cell office:value-type="string" calcext:value-type="string">
            <text:p>S1w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960.07" calcext:value-type="float">
            <text:p>1960.07</text:p>
          </table:table-cell>
          <table:table-cell office:value-type="string" calcext:value-type="string">
            <text:p>S1e</text:p>
          </table:table-cell>
          <table:table-cell table:style-name="ce2" office:value-type="float" office:value="11" calcext:value-type="float">
            <text:p>11</text:p>
          </table:table-cell>
          <table:table-cell table:formula="of:=SUM([.J27];[.G27];[.D27])"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Takanonami</text:p>
          </table:table-cell>
          <table:table-cell office:value-type="float" office:value="1993.09" calcext:value-type="float">
            <text:p>1993.09</text:p>
          </table:table-cell>
          <table:table-cell office:value-type="string" calcext:value-type="string">
            <text:p>S1w</text:p>
          </table:table-cell>
          <table:table-cell table:style-name="ce1" office:value-type="string" calcext:value-type="string">
            <text:p>10-5</text:p>
          </table:table-cell>
          <table:table-cell office:value-type="float" office:value="1993.11" calcext:value-type="float">
            <text:p>1993.11</text:p>
          </table:table-cell>
          <table:table-cell office:value-type="string" calcext:value-type="string">
            <text:p>S1e</text:p>
          </table:table-cell>
          <table:table-cell table:style-name="ce1" office:value-type="string" calcext:value-type="string">
            <text:p>12-3</text:p>
          </table:table-cell>
          <table:table-cell office:value-type="float" office:value="1994.01" calcext:value-type="float">
            <text:p>1994.01</text:p>
          </table:table-cell>
          <table:table-cell office:value-type="string" calcext:value-type="string">
            <text:p>S1w</text:p>
          </table:table-cell>
          <table:table-cell table:style-name="ce2" office:value-type="string" calcext:value-type="string">
            <text:p>13-2 J</text:p>
          </table:table-cell>
        </table:table-row>
        <table:table-row table:style-name="ro1">
          <table:table-cell office:value-type="string" calcext:value-type="string">
            <text:p>Kitabayama</text:p>
          </table:table-cell>
          <table:table-cell office:value-type="float" office:value="1961.01" calcext:value-type="float">
            <text:p>1961.01</text:p>
          </table:table-cell>
          <table:table-cell office:value-type="string" calcext:value-type="string">
            <text:p>S1e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961.03" calcext:value-type="float">
            <text:p>1961.03</text:p>
          </table:table-cell>
          <table:table-cell office:value-type="string" calcext:value-type="string">
            <text:p>S1e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961.05" calcext:value-type="float">
            <text:p>1961.05</text:p>
          </table:table-cell>
          <table:table-cell office:value-type="string" calcext:value-type="string">
            <text:p>S1e</text:p>
          </table:table-cell>
          <table:table-cell table:style-name="ce2" office:value-type="float" office:value="11" calcext:value-type="float">
            <text:p>11</text:p>
          </table:table-cell>
          <table:table-cell table:formula="of:=SUM([.J28];[.G28];[.D28])" office:value-type="float" office:value="28" calcext:value-type="float">
            <text:p>28</text:p>
          </table:table-cell>
          <table:table-cell table:number-columns-repeated="6"/>
          <table:table-cell office:value-type="string" calcext:value-type="string">
            <text:p>Dejima</text:p>
          </table:table-cell>
          <table:table-cell office:value-type="float" office:value="1999.03" calcext:value-type="float">
            <text:p>1999.03</text:p>
          </table:table-cell>
          <table:table-cell office:value-type="string" calcext:value-type="string">
            <text:p>K1w</text:p>
          </table:table-cell>
          <table:table-cell table:style-name="ce1" office:value-type="string" calcext:value-type="string">
            <text:p>9-6</text:p>
          </table:table-cell>
          <table:table-cell office:value-type="float" office:value="1999.05" calcext:value-type="float">
            <text:p>1999.05</text:p>
          </table:table-cell>
          <table:table-cell office:value-type="string" calcext:value-type="string">
            <text:p>S2e</text:p>
          </table:table-cell>
          <table:table-cell table:style-name="ce1" office:value-type="string" calcext:value-type="string">
            <text:p>11-4</text:p>
          </table:table-cell>
          <table:table-cell office:value-type="float" office:value="1999.07" calcext:value-type="float">
            <text:p>1999.07</text:p>
          </table:table-cell>
          <table:table-cell office:value-type="string" calcext:value-type="string">
            <text:p>S1w</text:p>
          </table:table-cell>
          <table:table-cell table:style-name="ce2" office:value-type="string" calcext:value-type="string">
            <text:p>13-2 Y</text:p>
          </table:table-cell>
        </table:table-row>
        <table:table-row table:style-name="ro1">
          <table:table-cell office:value-type="string" calcext:value-type="string">
            <text:p>Sadanoyama</text:p>
          </table:table-cell>
          <table:table-cell office:value-type="float" office:value="1961.11" calcext:value-type="float">
            <text:p>1961.11</text:p>
          </table:table-cell>
          <table:table-cell office:value-type="string" calcext:value-type="string">
            <text:p>S2eHD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962.01" calcext:value-type="float">
            <text:p>1962.01</text:p>
          </table:table-cell>
          <table:table-cell office:value-type="string" calcext:value-type="string">
            <text:p>S1w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962.03" calcext:value-type="float">
            <text:p>1962.03</text:p>
          </table:table-cell>
          <table:table-cell office:value-type="string" calcext:value-type="string">
            <text:p>S2eHD</text:p>
          </table:table-cell>
          <table:table-cell table:style-name="ce2" office:value-type="float" office:value="13" calcext:value-type="float">
            <text:p>13</text:p>
          </table:table-cell>
          <table:table-cell table:formula="of:=SUM([.J29];[.G29];[.D29])"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Musoyama</text:p>
          </table:table-cell>
          <table:table-cell office:value-type="float" office:value="1999.11" calcext:value-type="float">
            <text:p>1999.11</text:p>
          </table:table-cell>
          <table:table-cell office:value-type="string" calcext:value-type="string">
            <text:p>K1e</text:p>
          </table:table-cell>
          <table:table-cell table:style-name="ce1" office:value-type="string" calcext:value-type="string">
            <text:p>10-5</text:p>
          </table:table-cell>
          <table:table-cell office:value-type="float" office:value="2000.01" calcext:value-type="float">
            <text:p>2000.01</text:p>
          </table:table-cell>
          <table:table-cell office:value-type="string" calcext:value-type="string">
            <text:p>S2e</text:p>
          </table:table-cell>
          <table:table-cell table:style-name="ce1" office:value-type="string" calcext:value-type="string">
            <text:p>13-2 Y</text:p>
          </table:table-cell>
          <table:table-cell office:value-type="float" office:value="2000.03" calcext:value-type="float">
            <text:p>2000.03</text:p>
          </table:table-cell>
          <table:table-cell office:value-type="string" calcext:value-type="string">
            <text:p>S1e</text:p>
          </table:table-cell>
          <table:table-cell table:style-name="ce2" office:value-type="string" calcext:value-type="string">
            <text:p>12-3 J</text:p>
          </table:table-cell>
        </table:table-row>
        <table:table-row table:style-name="ro1">
          <table:table-cell office:value-type="string" calcext:value-type="string">
            <text:p>Tochinoumi</text:p>
          </table:table-cell>
          <table:table-cell office:value-type="float" office:value="1962.01" calcext:value-type="float">
            <text:p>1962.01</text:p>
          </table:table-cell>
          <table:table-cell office:value-type="string" calcext:value-type="string">
            <text:p>S1e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962.03" calcext:value-type="float">
            <text:p>1962.03</text:p>
          </table:table-cell>
          <table:table-cell office:value-type="string" calcext:value-type="string">
            <text:p>S1w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962.05" calcext:value-type="float">
            <text:p>1962.05</text:p>
          </table:table-cell>
          <table:table-cell office:value-type="string" calcext:value-type="string">
            <text:p>S1w</text:p>
          </table:table-cell>
          <table:table-cell table:style-name="ce2" office:value-type="float" office:value="14" calcext:value-type="float">
            <text:p>14</text:p>
          </table:table-cell>
          <table:table-cell table:formula="of:=SUM([.J30];[.G30];[.D30])" office:value-type="float" office:value="32" calcext:value-type="float">
            <text:p>32</text:p>
          </table:table-cell>
          <table:table-cell table:number-columns-repeated="6"/>
          <table:table-cell office:value-type="string" calcext:value-type="string">
            <text:p>Miyabiyama</text:p>
          </table:table-cell>
          <table:table-cell office:value-type="float" office:value="2000.01" calcext:value-type="float">
            <text:p>2000.01</text:p>
          </table:table-cell>
          <table:table-cell office:value-type="string" calcext:value-type="string">
            <text:p>K1w</text:p>
          </table:table-cell>
          <table:table-cell table:style-name="ce1" office:value-type="string" calcext:value-type="string">
            <text:p>12-3 J</text:p>
          </table:table-cell>
          <table:table-cell office:value-type="float" office:value="2000.03" calcext:value-type="float">
            <text:p>2000.03</text:p>
          </table:table-cell>
          <table:table-cell office:value-type="string" calcext:value-type="string">
            <text:p>S1w</text:p>
          </table:table-cell>
          <table:table-cell table:style-name="ce1" office:value-type="string" calcext:value-type="string">
            <text:p>11-4</text:p>
          </table:table-cell>
          <table:table-cell office:value-type="float" office:value="2000.05" calcext:value-type="float">
            <text:p>2000.05</text:p>
          </table:table-cell>
          <table:table-cell office:value-type="string" calcext:value-type="string">
            <text:p>S1e</text:p>
          </table:table-cell>
          <table:table-cell table:style-name="ce2" office:value-type="string" calcext:value-type="string">
            <text:p>11-4</text:p>
          </table:table-cell>
        </table:table-row>
        <table:table-row table:style-name="ro1">
          <table:table-cell office:value-type="string" calcext:value-type="string">
            <text:p>Kitanofuji</text:p>
          </table:table-cell>
          <table:table-cell office:value-type="float" office:value="1966.03" calcext:value-type="float">
            <text:p>1966.03</text:p>
          </table:table-cell>
          <table:table-cell office:value-type="string" calcext:value-type="string">
            <text:p>S1e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966.05" calcext:value-type="float">
            <text:p>1966.05</text:p>
          </table:table-cell>
          <table:table-cell office:value-type="string" calcext:value-type="string">
            <text:p>S1e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966.07" calcext:value-type="float">
            <text:p>1966.07</text:p>
          </table:table-cell>
          <table:table-cell office:value-type="string" calcext:value-type="string">
            <text:p>S1e</text:p>
          </table:table-cell>
          <table:table-cell table:style-name="ce2" office:value-type="float" office:value="10" calcext:value-type="float">
            <text:p>10</text:p>
          </table:table-cell>
          <table:table-cell table:formula="of:=SUM([.J31];[.G31];[.D31])" office:value-type="float" office:value="28" calcext:value-type="float">
            <text:p>28</text:p>
          </table:table-cell>
          <table:table-cell table:number-columns-repeated="6"/>
          <table:table-cell office:value-type="string" calcext:value-type="string">
            <text:p>Kaio</text:p>
          </table:table-cell>
          <table:table-cell office:value-type="float" office:value="2000.03" calcext:value-type="float">
            <text:p>2000.03</text:p>
          </table:table-cell>
          <table:table-cell office:value-type="string" calcext:value-type="string">
            <text:p>K1w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2000.05" calcext:value-type="float">
            <text:p>2000.05</text:p>
          </table:table-cell>
          <table:table-cell office:value-type="string" calcext:value-type="string">
            <text:p>K1w</text:p>
          </table:table-cell>
          <table:table-cell table:style-name="ce1" office:value-type="string" calcext:value-type="string">
            <text:p>14-1 Y</text:p>
          </table:table-cell>
          <table:table-cell office:value-type="float" office:value="2000.07" calcext:value-type="float">
            <text:p>2000.07</text:p>
          </table:table-cell>
          <table:table-cell office:value-type="string" calcext:value-type="string">
            <text:p>S1e</text:p>
          </table:table-cell>
          <table:table-cell table:style-name="ce2" office:value-type="string" calcext:value-type="string">
            <text:p>11-4</text:p>
          </table:table-cell>
        </table:table-row>
        <table:table-row table:style-name="ro1">
          <table:table-cell office:value-type="string" calcext:value-type="string">
            <text:p>Tamanoshima</text:p>
          </table:table-cell>
          <table:table-cell office:value-type="float" office:value="1966.05" calcext:value-type="float">
            <text:p>1966.05</text:p>
          </table:table-cell>
          <table:table-cell office:value-type="string" calcext:value-type="string">
            <text:p>S1w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966.07" calcext:value-type="float">
            <text:p>1966.07</text:p>
          </table:table-cell>
          <table:table-cell office:value-type="string" calcext:value-type="string">
            <text:p>S1w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966.09" calcext:value-type="float">
            <text:p>1966.09</text:p>
          </table:table-cell>
          <table:table-cell office:value-type="string" calcext:value-type="string">
            <text:p>S1e</text:p>
          </table:table-cell>
          <table:table-cell table:style-name="ce2" office:value-type="float" office:value="11" calcext:value-type="float">
            <text:p>11</text:p>
          </table:table-cell>
          <table:table-cell table:formula="of:=SUM([.J32];[.G32];[.D32])"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Tochiazuma</text:p>
          </table:table-cell>
          <table:table-cell office:value-type="float" office:value="2001.07" calcext:value-type="float">
            <text:p>2001.07</text:p>
          </table:table-cell>
          <table:table-cell office:value-type="string" calcext:value-type="string">
            <text:p>S1e</text:p>
          </table:table-cell>
          <table:table-cell table:style-name="ce1" office:value-type="string" calcext:value-type="string">
            <text:p>10-5</text:p>
          </table:table-cell>
          <table:table-cell office:value-type="float" office:value="2001.09" calcext:value-type="float">
            <text:p>2001.09</text:p>
          </table:table-cell>
          <table:table-cell office:value-type="string" calcext:value-type="string">
            <text:p>S1e</text:p>
          </table:table-cell>
          <table:table-cell table:style-name="ce1" office:value-type="string" calcext:value-type="string">
            <text:p>12-3 J</text:p>
          </table:table-cell>
          <table:table-cell office:value-type="float" office:value="2001.11" calcext:value-type="float">
            <text:p>2001.11</text:p>
          </table:table-cell>
          <table:table-cell office:value-type="string" calcext:value-type="string">
            <text:p>S1e</text:p>
          </table:table-cell>
          <table:table-cell table:style-name="ce2" office:value-type="string" calcext:value-type="string">
            <text:p>12-3 J</text:p>
          </table:table-cell>
        </table:table-row>
        <table:table-row table:style-name="ro1">
          <table:table-cell office:value-type="string" calcext:value-type="string">
            <text:p>Kotozakura</text:p>
          </table:table-cell>
          <table:table-cell office:value-type="float" office:value="1967.05" calcext:value-type="float">
            <text:p>1967.05</text:p>
          </table:table-cell>
          <table:table-cell office:value-type="string" calcext:value-type="string">
            <text:p>K1e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967.07" calcext:value-type="float">
            <text:p>1967.07</text:p>
          </table:table-cell>
          <table:table-cell office:value-type="string" calcext:value-type="string">
            <text:p>S1w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967.09" calcext:value-type="float">
            <text:p>1967.09</text:p>
          </table:table-cell>
          <table:table-cell office:value-type="string" calcext:value-type="string">
            <text:p>S1e</text:p>
          </table:table-cell>
          <table:table-cell table:style-name="ce2" office:value-type="float" office:value="11" calcext:value-type="float">
            <text:p>11</text:p>
          </table:table-cell>
          <table:table-cell table:formula="of:=SUM([.J33];[.G33];[.D33])" office:value-type="float" office:value="32" calcext:value-type="float">
            <text:p>32</text:p>
          </table:table-cell>
          <table:table-cell table:number-columns-repeated="6"/>
          <table:table-cell office:value-type="string" calcext:value-type="string">
            <text:p>Asashoryu</text:p>
          </table:table-cell>
          <table:table-cell office:value-type="float" office:value="2002.03" calcext:value-type="float">
            <text:p>2002.03</text:p>
          </table:table-cell>
          <table:table-cell office:value-type="string" calcext:value-type="string">
            <text:p>S1w</text:p>
          </table:table-cell>
          <table:table-cell table:style-name="ce1" office:value-type="string" calcext:value-type="string">
            <text:p>11-4</text:p>
          </table:table-cell>
          <table:table-cell office:value-type="float" office:value="2002.05" calcext:value-type="float">
            <text:p>2002.05</text:p>
          </table:table-cell>
          <table:table-cell office:value-type="string" calcext:value-type="string">
            <text:p>S1e</text:p>
          </table:table-cell>
          <table:table-cell table:style-name="ce1" office:value-type="string" calcext:value-type="string">
            <text:p>11-4 J</text:p>
          </table:table-cell>
          <table:table-cell office:value-type="float" office:value="2002.07" calcext:value-type="float">
            <text:p>2002.07</text:p>
          </table:table-cell>
          <table:table-cell office:value-type="string" calcext:value-type="string">
            <text:p>S1e</text:p>
          </table:table-cell>
          <table:table-cell table:style-name="ce2" office:value-type="string" calcext:value-type="string">
            <text:p>12-3 J</text:p>
          </table:table-cell>
        </table:table-row>
        <table:table-row table:style-name="ro1">
          <table:table-cell office:value-type="string" calcext:value-type="string">
            <text:p>Kiyokuni</text:p>
          </table:table-cell>
          <table:table-cell office:value-type="float" office:value="1969.01" calcext:value-type="float">
            <text:p>1969.01</text:p>
          </table:table-cell>
          <table:table-cell office:value-type="string" calcext:value-type="string">
            <text:p>K1w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969.03" calcext:value-type="float">
            <text:p>1969.03</text:p>
          </table:table-cell>
          <table:table-cell office:value-type="string" calcext:value-type="string">
            <text:p>S1w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969.05" calcext:value-type="float">
            <text:p>1969.05</text:p>
          </table:table-cell>
          <table:table-cell office:value-type="string" calcext:value-type="string">
            <text:p>S1w</text:p>
          </table:table-cell>
          <table:table-cell table:style-name="ce2" office:value-type="float" office:value="12" calcext:value-type="float">
            <text:p>12</text:p>
          </table:table-cell>
          <table:table-cell table:formula="of:=SUM([.J34];[.G34];[.D34])" office:value-type="float" office:value="31" calcext:value-type="float">
            <text:p>31</text:p>
          </table:table-cell>
          <table:table-cell table:number-columns-repeated="6"/>
          <table:table-cell office:value-type="string" calcext:value-type="string">
            <text:p>Kotooshu</text:p>
          </table:table-cell>
          <table:table-cell office:value-type="float" office:value="2005.07" calcext:value-type="float">
            <text:p>2005.07</text:p>
          </table:table-cell>
          <table:table-cell office:value-type="string" calcext:value-type="string">
            <text:p>K1e</text:p>
          </table:table-cell>
          <table:table-cell table:style-name="ce1" office:value-type="string" calcext:value-type="string">
            <text:p>12-3 J</text:p>
          </table:table-cell>
          <table:table-cell office:value-type="float" office:value="2005.09" calcext:value-type="float">
            <text:p>2005.09</text:p>
          </table:table-cell>
          <table:table-cell office:value-type="string" calcext:value-type="string">
            <text:p>S1e</text:p>
          </table:table-cell>
          <table:table-cell table:style-name="ce1" office:value-type="string" calcext:value-type="string">
            <text:p>13-2 D</text:p>
          </table:table-cell>
          <table:table-cell office:value-type="float" office:value="2005.11" calcext:value-type="float">
            <text:p>2005.11</text:p>
          </table:table-cell>
          <table:table-cell office:value-type="string" calcext:value-type="string">
            <text:p>S1e</text:p>
          </table:table-cell>
          <table:table-cell table:style-name="ce2" office:value-type="string" calcext:value-type="string">
            <text:p>11-4 J</text:p>
          </table:table-cell>
        </table:table-row>
        <table:table-row table:style-name="ro1">
          <table:table-cell office:value-type="string" calcext:value-type="string">
            <text:p>Kitanoumi</text:p>
          </table:table-cell>
          <table:table-cell office:value-type="float" office:value="1973.09" calcext:value-type="float">
            <text:p>1973.09</text:p>
          </table:table-cell>
          <table:table-cell office:value-type="string" calcext:value-type="string">
            <text:p>K1e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973.11" calcext:value-type="float">
            <text:p>1973.11</text:p>
          </table:table-cell>
          <table:table-cell office:value-type="string" calcext:value-type="string">
            <text:p>S1e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974.01" calcext:value-type="float">
            <text:p>1974.01</text:p>
          </table:table-cell>
          <table:table-cell office:value-type="string" calcext:value-type="string">
            <text:p>S1e</text:p>
          </table:table-cell>
          <table:table-cell table:style-name="ce2" office:value-type="float" office:value="14" calcext:value-type="float">
            <text:p>14</text:p>
          </table:table-cell>
          <table:table-cell table:formula="of:=SUM([.J35];[.G35];[.D35])" office:value-type="float" office:value="32" calcext:value-type="float">
            <text:p>32</text:p>
          </table:table-cell>
          <table:table-cell table:number-columns-repeated="6"/>
          <table:table-cell office:value-type="string" calcext:value-type="string">
            <text:p>Hakuho</text:p>
          </table:table-cell>
          <table:table-cell office:value-type="float" office:value="2005.11" calcext:value-type="float">
            <text:p>2005.11</text:p>
          </table:table-cell>
          <table:table-cell office:value-type="string" calcext:value-type="string">
            <text:p>K1w</text:p>
          </table:table-cell>
          <table:table-cell table:style-name="ce1" office:value-type="string" calcext:value-type="string">
            <text:p>9-6</text:p>
          </table:table-cell>
          <table:table-cell office:value-type="float" office:value="2006.01" calcext:value-type="float">
            <text:p>2006.01</text:p>
          </table:table-cell>
          <table:table-cell office:value-type="string" calcext:value-type="string">
            <text:p>S1w</text:p>
          </table:table-cell>
          <table:table-cell table:style-name="ce1" office:value-type="string" calcext:value-type="string">
            <text:p>13-2 J</text:p>
          </table:table-cell>
          <table:table-cell office:value-type="float" office:value="2006.03" calcext:value-type="float">
            <text:p>2006.03</text:p>
          </table:table-cell>
          <table:table-cell office:value-type="string" calcext:value-type="string">
            <text:p>S1e</text:p>
          </table:table-cell>
          <table:table-cell table:style-name="ce2" office:value-type="string" calcext:value-type="string">
            <text:p>13-2 D</text:p>
          </table:table-cell>
        </table:table-row>
        <table:table-row table:style-name="ro1">
          <table:table-cell office:value-type="string" calcext:value-type="string">
            <text:p>Kaiketsu</text:p>
          </table:table-cell>
          <table:table-cell office:value-type="float" office:value="1974.09" calcext:value-type="float">
            <text:p>1974.09</text:p>
          </table:table-cell>
          <table:table-cell office:value-type="string" calcext:value-type="string">
            <text:p>S2eHD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1974.11" calcext:value-type="float">
            <text:p>1974.11</text:p>
          </table:table-cell>
          <table:table-cell office:value-type="string" calcext:value-type="string">
            <text:p>K2wHD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975.01" calcext:value-type="float">
            <text:p>1975.01</text:p>
          </table:table-cell>
          <table:table-cell office:value-type="string" calcext:value-type="string">
            <text:p>S1e</text:p>
          </table:table-cell>
          <table:table-cell table:style-name="ce2" office:value-type="float" office:value="11" calcext:value-type="float">
            <text:p>11</text:p>
          </table:table-cell>
          <table:table-cell table:formula="of:=SUM([.J36];[.G36];[.D36])"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Kotomitsuki</text:p>
          </table:table-cell>
          <table:table-cell office:value-type="float" office:value="2007.03" calcext:value-type="float">
            <text:p>2007.03</text:p>
          </table:table-cell>
          <table:table-cell office:value-type="string" calcext:value-type="string">
            <text:p>S1e</text:p>
          </table:table-cell>
          <table:table-cell table:style-name="ce1" office:value-type="string" calcext:value-type="string">
            <text:p>10-5</text:p>
          </table:table-cell>
          <table:table-cell office:value-type="float" office:value="2007.05" calcext:value-type="float">
            <text:p>2007.05</text:p>
          </table:table-cell>
          <table:table-cell office:value-type="string" calcext:value-type="string">
            <text:p>S1e</text:p>
          </table:table-cell>
          <table:table-cell table:style-name="ce1" office:value-type="string" calcext:value-type="string">
            <text:p>12-3 J</text:p>
          </table:table-cell>
          <table:table-cell office:value-type="float" office:value="2007.07" calcext:value-type="float">
            <text:p>2007.07</text:p>
          </table:table-cell>
          <table:table-cell office:value-type="string" calcext:value-type="string">
            <text:p>S1e</text:p>
          </table:table-cell>
          <table:table-cell table:style-name="ce2" office:value-type="string" calcext:value-type="string">
            <text:p>13-2 J</text:p>
          </table:table-cell>
        </table:table-row>
        <table:table-row table:style-name="ro1">
          <table:table-cell office:value-type="string" calcext:value-type="string">
            <text:p>Mienoumi</text:p>
          </table:table-cell>
          <table:table-cell office:value-type="float" office:value="1975.07" calcext:value-type="float">
            <text:p>1975.07</text:p>
          </table:table-cell>
          <table:table-cell office:value-type="string" calcext:value-type="string">
            <text:p>S1e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975.09" calcext:value-type="float">
            <text:p>1975.09</text:p>
          </table:table-cell>
          <table:table-cell office:value-type="string" calcext:value-type="string">
            <text:p>S2eHD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975.11" calcext:value-type="float">
            <text:p>1975.11</text:p>
          </table:table-cell>
          <table:table-cell office:value-type="string" calcext:value-type="string">
            <text:p>S1e</text:p>
          </table:table-cell>
          <table:table-cell table:style-name="ce2" office:value-type="float" office:value="13" calcext:value-type="float">
            <text:p>13</text:p>
          </table:table-cell>
          <table:table-cell table:formula="of:=SUM([.J37];[.G37];[.D37])" office:value-type="float" office:value="32" calcext:value-type="float">
            <text:p>32</text:p>
          </table:table-cell>
          <table:table-cell table:number-columns-repeated="6"/>
          <table:table-cell office:value-type="string" calcext:value-type="string">
            <text:p>Harumafuji</text:p>
          </table:table-cell>
          <table:table-cell office:value-type="float" office:value="2008.07" calcext:value-type="float">
            <text:p>2008.07</text:p>
          </table:table-cell>
          <table:table-cell office:value-type="string" calcext:value-type="string">
            <text:p>S1e</text:p>
          </table:table-cell>
          <table:table-cell table:style-name="ce1" office:value-type="string" calcext:value-type="string">
            <text:p>10-5</text:p>
          </table:table-cell>
          <table:table-cell office:value-type="float" office:value="2008.09" calcext:value-type="float">
            <text:p>2008.09</text:p>
          </table:table-cell>
          <table:table-cell office:value-type="string" calcext:value-type="string">
            <text:p>S1e</text:p>
          </table:table-cell>
          <table:table-cell table:style-name="ce1" office:value-type="string" calcext:value-type="string">
            <text:p>12-3 J</text:p>
          </table:table-cell>
          <table:table-cell office:value-type="float" office:value="2008.11" calcext:value-type="float">
            <text:p>2008.11</text:p>
          </table:table-cell>
          <table:table-cell office:value-type="string" calcext:value-type="string">
            <text:p>S1e</text:p>
          </table:table-cell>
          <table:table-cell table:style-name="ce2" office:value-type="string" calcext:value-type="string">
            <text:p>13-2 D</text:p>
          </table:table-cell>
        </table:table-row>
        <table:table-row table:style-name="ro1">
          <table:table-cell office:value-type="string" calcext:value-type="string">
            <text:p>Masuiyama</text:p>
          </table:table-cell>
          <table:table-cell office:value-type="float" office:value="1979.09" calcext:value-type="float">
            <text:p>1979.09</text:p>
          </table:table-cell>
          <table:table-cell office:value-type="string" calcext:value-type="string">
            <text:p>K1e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979.11" calcext:value-type="float">
            <text:p>1979.11</text:p>
          </table:table-cell>
          <table:table-cell office:value-type="string" calcext:value-type="string">
            <text:p>S1w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980.01" calcext:value-type="float">
            <text:p>1980.01</text:p>
          </table:table-cell>
          <table:table-cell office:value-type="string" calcext:value-type="string">
            <text:p>S1e</text:p>
          </table:table-cell>
          <table:table-cell table:style-name="ce2" office:value-type="float" office:value="12" calcext:value-type="float">
            <text:p>12</text:p>
          </table:table-cell>
          <table:table-cell table:formula="of:=SUM([.J38];[.G38];[.D38])" office:value-type="float" office:value="31" calcext:value-type="float">
            <text:p>31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Baruto</text:p>
          </table:table-cell>
          <table:table-cell office:value-type="float" office:value="2009.11" calcext:value-type="float">
            <text:p>2009.11</text:p>
          </table:table-cell>
          <table:table-cell office:value-type="string" calcext:value-type="string">
            <text:p>S1e</text:p>
          </table:table-cell>
          <table:table-cell table:style-name="ce1" office:value-type="string" calcext:value-type="string">
            <text:p>9-6</text:p>
          </table:table-cell>
          <table:table-cell office:value-type="float" office:value="2010.01" calcext:value-type="float">
            <text:p>2010.01</text:p>
          </table:table-cell>
          <table:table-cell office:value-type="string" calcext:value-type="string">
            <text:p>S1e</text:p>
          </table:table-cell>
          <table:table-cell table:style-name="ce1" office:value-type="string" calcext:value-type="string">
            <text:p>12-3 J</text:p>
          </table:table-cell>
          <table:table-cell office:value-type="float" office:value="2010.03" calcext:value-type="float">
            <text:p>2010.03</text:p>
          </table:table-cell>
          <table:table-cell office:value-type="string" calcext:value-type="string">
            <text:p>S1e</text:p>
          </table:table-cell>
          <table:table-cell table:style-name="ce2" office:value-type="string" calcext:value-type="string">
            <text:p>14-1 J</text:p>
          </table:table-cell>
        </table:table-row>
        <table:table-row table:style-name="ro1">
          <table:table-cell office:value-type="string" calcext:value-type="string">
            <text:p>Kotokaze</text:p>
          </table:table-cell>
          <table:table-cell office:value-type="float" office:value="1981.05" calcext:value-type="float">
            <text:p>1981.05</text:p>
          </table:table-cell>
          <table:table-cell office:value-type="string" calcext:value-type="string">
            <text:p>S1w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981.07" calcext:value-type="float">
            <text:p>1981.07</text:p>
          </table:table-cell>
          <table:table-cell office:value-type="string" calcext:value-type="string">
            <text:p>S1e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981.09" calcext:value-type="float">
            <text:p>1981.09</text:p>
          </table:table-cell>
          <table:table-cell office:value-type="string" calcext:value-type="string">
            <text:p>S1e</text:p>
          </table:table-cell>
          <table:table-cell table:style-name="ce2" office:value-type="float" office:value="12" calcext:value-type="float">
            <text:p>12</text:p>
          </table:table-cell>
          <table:table-cell table:formula="of:=SUM([.J39];[.G39];[.D39])" office:value-type="float" office:value="31" calcext:value-type="float">
            <text:p>31</text:p>
          </table:table-cell>
          <table:table-cell table:number-columns-repeated="6"/>
          <table:table-cell office:value-type="string" calcext:value-type="string">
            <text:p>Kotoshogiku</text:p>
          </table:table-cell>
          <table:table-cell office:value-type="float" office:value="2011.05" calcext:value-type="float">
            <text:p>2011.05</text:p>
          </table:table-cell>
          <table:table-cell office:value-type="string" calcext:value-type="string">
            <text:p>S1e</text:p>
          </table:table-cell>
          <table:table-cell table:style-name="ce1" office:value-type="string" calcext:value-type="string">
            <text:p>10-5</text:p>
          </table:table-cell>
          <table:table-cell office:value-type="float" office:value="2011.07" calcext:value-type="float">
            <text:p>2011.07</text:p>
          </table:table-cell>
          <table:table-cell office:value-type="string" calcext:value-type="string">
            <text:p>S1e</text:p>
          </table:table-cell>
          <table:table-cell table:style-name="ce1" office:value-type="string" calcext:value-type="string">
            <text:p>11-4</text:p>
          </table:table-cell>
          <table:table-cell office:value-type="float" office:value="2011.09" calcext:value-type="float">
            <text:p>2011.09</text:p>
          </table:table-cell>
          <table:table-cell office:value-type="string" calcext:value-type="string">
            <text:p>S1e</text:p>
          </table:table-cell>
          <table:table-cell table:style-name="ce2" office:value-type="string" calcext:value-type="string">
            <text:p>12-3 J</text:p>
          </table:table-cell>
        </table:table-row>
        <table:table-row table:style-name="ro1">
          <table:table-cell office:value-type="string" calcext:value-type="string">
            <text:p>Onokuni</text:p>
          </table:table-cell>
          <table:table-cell office:value-type="float" office:value="1985.03" calcext:value-type="float">
            <text:p>1985.03</text:p>
          </table:table-cell>
          <table:table-cell office:value-type="string" calcext:value-type="string">
            <text:p>S1w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985.05" calcext:value-type="float">
            <text:p>1985.05</text:p>
          </table:table-cell>
          <table:table-cell office:value-type="string" calcext:value-type="string">
            <text:p>S1e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985.07" calcext:value-type="float">
            <text:p>1985.07</text:p>
          </table:table-cell>
          <table:table-cell office:value-type="string" calcext:value-type="string">
            <text:p>S1e</text:p>
          </table:table-cell>
          <table:table-cell table:style-name="ce2" office:value-type="float" office:value="12" calcext:value-type="float">
            <text:p>12</text:p>
          </table:table-cell>
          <table:table-cell table:formula="of:=SUM([.J40];[.G40];[.D40])" office:value-type="float" office:value="31" calcext:value-type="float">
            <text:p>31</text:p>
          </table:table-cell>
          <table:table-cell table:number-columns-repeated="6"/>
          <table:table-cell office:value-type="string" calcext:value-type="string">
            <text:p>Kakuryu</text:p>
          </table:table-cell>
          <table:table-cell office:value-type="float" office:value="2011.11" calcext:value-type="float">
            <text:p>2011.11</text:p>
          </table:table-cell>
          <table:table-cell office:value-type="string" calcext:value-type="string">
            <text:p>S1w</text:p>
          </table:table-cell>
          <table:table-cell table:style-name="ce1" office:value-type="string" calcext:value-type="string">
            <text:p>10-5</text:p>
          </table:table-cell>
          <table:table-cell office:value-type="float" office:value="2012.01" calcext:value-type="float">
            <text:p>2012.01</text:p>
          </table:table-cell>
          <table:table-cell office:value-type="string" calcext:value-type="string">
            <text:p>S1e</text:p>
          </table:table-cell>
          <table:table-cell table:style-name="ce1" office:value-type="string" calcext:value-type="string">
            <text:p>10-5</text:p>
          </table:table-cell>
          <table:table-cell office:value-type="float" office:value="2012.03" calcext:value-type="float">
            <text:p>2012.03</text:p>
          </table:table-cell>
          <table:table-cell office:value-type="string" calcext:value-type="string">
            <text:p>S1e</text:p>
          </table:table-cell>
          <table:table-cell table:style-name="ce2" office:value-type="string" calcext:value-type="string">
            <text:p>13-2 D</text:p>
          </table:table-cell>
        </table:table-row>
        <table:table-row table:style-name="ro1">
          <table:table-cell office:value-type="string" calcext:value-type="string">
            <text:p>Chiyotaikai</text:p>
          </table:table-cell>
          <table:table-cell office:value-type="float" office:value="1998.09" calcext:value-type="float">
            <text:p>1998.09</text:p>
          </table:table-cell>
          <table:table-cell office:value-type="string" calcext:value-type="string">
            <text:p>S1e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998.11" calcext:value-type="float">
            <text:p>1998.11</text:p>
          </table:table-cell>
          <table:table-cell office:value-type="string" calcext:value-type="string">
            <text:p>S1e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999.01" calcext:value-type="float">
            <text:p>1999.01</text:p>
          </table:table-cell>
          <table:table-cell office:value-type="string" calcext:value-type="string">
            <text:p>S1e</text:p>
          </table:table-cell>
          <table:table-cell table:style-name="ce2" office:value-type="float" office:value="13" calcext:value-type="float">
            <text:p>13</text:p>
          </table:table-cell>
          <table:table-cell table:formula="of:=SUM([.J41];[.G41];[.D41])" office:value-type="float" office:value="32" calcext:value-type="float">
            <text:p>32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Terunofuji</text:p>
          </table:table-cell>
          <table:table-cell office:value-type="float" office:value="2015.01" calcext:value-type="float">
            <text:p>2015.01</text:p>
          </table:table-cell>
          <table:table-cell office:value-type="string" calcext:value-type="string">
            <text:p>M2e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2015.03" calcext:value-type="float">
            <text:p>2015.03</text:p>
          </table:table-cell>
          <table:table-cell office:value-type="string" calcext:value-type="string">
            <text:p>S1e</text:p>
          </table:table-cell>
          <table:table-cell table:style-name="ce1" office:value-type="string" calcext:value-type="string">
            <text:p>13-2 J</text:p>
          </table:table-cell>
          <table:table-cell office:value-type="float" office:value="2015.05" calcext:value-type="float">
            <text:p>2015.05</text:p>
          </table:table-cell>
          <table:table-cell office:value-type="string" calcext:value-type="string">
            <text:p>S1e</text:p>
          </table:table-cell>
          <table:table-cell table:style-name="ce2" office:value-type="string" calcext:value-type="string">
            <text:p>12-3 Y</text:p>
          </table:table-cell>
        </table:table-row>
        <table:table-row table:style-name="ro1">
          <table:table-cell office:value-type="string" calcext:value-type="string">
            <text:p>Kisenosato</text:p>
          </table:table-cell>
          <table:table-cell office:value-type="float" office:value="2011.07" calcext:value-type="float">
            <text:p>2011.07</text:p>
          </table:table-cell>
          <table:table-cell office:value-type="string" calcext:value-type="string">
            <text:p>S1w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11.09" calcext:value-type="float">
            <text:p>2011.09</text:p>
          </table:table-cell>
          <table:table-cell office:value-type="string" calcext:value-type="string">
            <text:p>S1w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11.11" calcext:value-type="float">
            <text:p>2011.11</text:p>
          </table:table-cell>
          <table:table-cell office:value-type="string" calcext:value-type="string">
            <text:p>S1e</text:p>
          </table:table-cell>
          <table:table-cell table:style-name="ce2" office:value-type="float" office:value="10" calcext:value-type="float">
            <text:p>10</text:p>
          </table:table-cell>
          <table:table-cell table:formula="of:=SUM([.J42];[.G42];[.D42])" office:value-type="float" office:value="32" calcext:value-type="float">
            <text:p>32</text:p>
          </table:table-cell>
          <table:table-cell table:number-columns-repeated="6"/>
          <table:table-cell office:value-type="string" calcext:value-type="string">
            <text:p>Takayasu</text:p>
          </table:table-cell>
          <table:table-cell office:value-type="float" office:value="2017.01" calcext:value-type="float">
            <text:p>2017.01</text:p>
          </table:table-cell>
          <table:table-cell office:value-type="string" calcext:value-type="string">
            <text:p>K1e</text:p>
          </table:table-cell>
          <table:table-cell table:style-name="ce1" office:value-type="string" calcext:value-type="string">
            <text:p>11-4</text:p>
          </table:table-cell>
          <table:table-cell office:value-type="float" office:value="2017.03" calcext:value-type="float">
            <text:p>2017.03</text:p>
          </table:table-cell>
          <table:table-cell office:value-type="string" calcext:value-type="string">
            <text:p>S1w</text:p>
          </table:table-cell>
          <table:table-cell table:style-name="ce1" office:value-type="string" calcext:value-type="string">
            <text:p>12-3</text:p>
          </table:table-cell>
          <table:table-cell office:value-type="float" office:value="2017.05" calcext:value-type="float">
            <text:p>2017.05</text:p>
          </table:table-cell>
          <table:table-cell office:value-type="string" calcext:value-type="string">
            <text:p>S1w</text:p>
          </table:table-cell>
          <table:table-cell table:style-name="ce2" office:value-type="string" calcext:value-type="string">
            <text:p>11-4</text:p>
          </table:table-cell>
        </table:table-row>
        <table:table-row table:style-name="ro1">
          <table:table-cell office:value-type="string" calcext:value-type="string">
            <text:p>Goeido</text:p>
          </table:table-cell>
          <table:table-cell office:value-type="float" office:value="2014.03" calcext:value-type="float">
            <text:p>2014.03</text:p>
          </table:table-cell>
          <table:table-cell office:value-type="string" calcext:value-type="string">
            <text:p>S1e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14.05" calcext:value-type="float">
            <text:p>2014.05</text:p>
          </table:table-cell>
          <table:table-cell office:value-type="string" calcext:value-type="string">
            <text:p>S1e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2014.07" calcext:value-type="float">
            <text:p>2014.07</text:p>
          </table:table-cell>
          <table:table-cell office:value-type="string" calcext:value-type="string">
            <text:p>S1e</text:p>
          </table:table-cell>
          <table:table-cell table:style-name="ce2" office:value-type="float" office:value="12" calcext:value-type="float">
            <text:p>12</text:p>
          </table:table-cell>
          <table:table-cell table:formula="of:=SUM([.J43];[.G43];[.D43])" office:value-type="float" office:value="32" calcext:value-type="float">
            <text:p>32</text:p>
          </table:table-cell>
          <table:table-cell table:number-columns-repeated="6"/>
          <table:table-cell office:value-type="string" calcext:value-type="string">
            <text:p>Tochinoshin</text:p>
          </table:table-cell>
          <table:table-cell office:value-type="float" office:value="2018.01" calcext:value-type="float">
            <text:p>2018.01</text:p>
          </table:table-cell>
          <table:table-cell office:value-type="string" calcext:value-type="string">
            <text:p>M3w</text:p>
          </table:table-cell>
          <table:table-cell table:style-name="ce1" office:value-type="string" calcext:value-type="string">
            <text:p>14-1 Y</text:p>
          </table:table-cell>
          <table:table-cell office:value-type="float" office:value="2018.03" calcext:value-type="float">
            <text:p>2018.03</text:p>
          </table:table-cell>
          <table:table-cell office:value-type="string" calcext:value-type="string">
            <text:p>S1w</text:p>
          </table:table-cell>
          <table:table-cell table:style-name="ce1" office:value-type="string" calcext:value-type="string">
            <text:p>10-5</text:p>
          </table:table-cell>
          <table:table-cell office:value-type="float" office:value="2018.05" calcext:value-type="float">
            <text:p>2018.05</text:p>
          </table:table-cell>
          <table:table-cell office:value-type="string" calcext:value-type="string">
            <text:p>S1e</text:p>
          </table:table-cell>
          <table:table-cell table:style-name="ce2" office:value-type="string" calcext:value-type="string">
            <text:p>13-2 J</text:p>
          </table:table-cell>
        </table:table-row>
        <table:table-row table:style-name="ro1">
          <table:table-cell office:value-type="string" calcext:value-type="string">
            <text:p>Asanoyama</text:p>
          </table:table-cell>
          <table:table-cell office:value-type="float" office:value="2019.11" calcext:value-type="float">
            <text:p>2019.11</text:p>
          </table:table-cell>
          <table:table-cell office:value-type="string" calcext:value-type="string">
            <text:p>K2w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20.01" calcext:value-type="float">
            <text:p>2020.01</text:p>
          </table:table-cell>
          <table:table-cell office:value-type="string" calcext:value-type="string">
            <text:p>S1e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20.03" calcext:value-type="float">
            <text:p>2020.03</text:p>
          </table:table-cell>
          <table:table-cell office:value-type="string" calcext:value-type="string">
            <text:p>S1e</text:p>
          </table:table-cell>
          <table:table-cell table:style-name="ce2" office:value-type="float" office:value="11" calcext:value-type="float">
            <text:p>11</text:p>
          </table:table-cell>
          <table:table-cell table:formula="of:=SUM([.J44];[.G44];[.D44])" office:value-type="float" office:value="32" calcext:value-type="float">
            <text:p>32</text:p>
          </table:table-cell>
          <table:table-cell table:number-columns-repeated="6"/>
          <table:table-cell office:value-type="string" calcext:value-type="string">
            <text:p>Takakeisho</text:p>
          </table:table-cell>
          <table:table-cell office:value-type="float" office:value="2018.11" calcext:value-type="float">
            <text:p>2018.11</text:p>
          </table:table-cell>
          <table:table-cell office:value-type="string" calcext:value-type="string">
            <text:p>K1e</text:p>
          </table:table-cell>
          <table:table-cell table:style-name="ce1" office:value-type="string" calcext:value-type="string">
            <text:p>13-2 Y</text:p>
          </table:table-cell>
          <table:table-cell office:value-type="float" office:value="2019.01" calcext:value-type="float">
            <text:p>2019.01</text:p>
          </table:table-cell>
          <table:table-cell office:value-type="string" calcext:value-type="string">
            <text:p>S1e</text:p>
          </table:table-cell>
          <table:table-cell table:style-name="ce1" office:value-type="string" calcext:value-type="string">
            <text:p>11-4 J</text:p>
          </table:table-cell>
          <table:table-cell office:value-type="float" office:value="2019.03" calcext:value-type="float">
            <text:p>2019.03</text:p>
          </table:table-cell>
          <table:table-cell office:value-type="string" calcext:value-type="string">
            <text:p>S1e</text:p>
          </table:table-cell>
          <table:table-cell table:style-name="ce2" office:value-type="string" calcext:value-type="string">
            <text:p>10-5</text:p>
          </table:table-cell>
        </table:table-row>
        <table:table-row table:style-name="ro1">
          <table:table-cell office:value-type="string" calcext:value-type="string">
            <text:p>Shodai</text:p>
          </table:table-cell>
          <table:table-cell office:value-type="float" office:value="2020.03" calcext:value-type="float">
            <text:p>2020.03</text:p>
          </table:table-cell>
          <table:table-cell office:value-type="string" calcext:value-type="string">
            <text:p>S1w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2020.07" calcext:value-type="float">
            <text:p>2020.07</text:p>
          </table:table-cell>
          <table:table-cell office:value-type="string" calcext:value-type="string">
            <text:p>S1e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20.09" calcext:value-type="float">
            <text:p>2020.09</text:p>
          </table:table-cell>
          <table:table-cell office:value-type="string" calcext:value-type="string">
            <text:p>S1e</text:p>
          </table:table-cell>
          <table:table-cell table:style-name="ce2" office:value-type="float" office:value="13" calcext:value-type="float">
            <text:p>13</text:p>
          </table:table-cell>
          <table:table-cell table:formula="of:=SUM([.J45];[.G45];[.D45])" office:value-type="float" office:value="32" calcext:value-type="float">
            <text:p>32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Terunofuji</text:p>
          </table:table-cell>
          <table:table-cell office:value-type="float" office:value="2020.11" calcext:value-type="float">
            <text:p>2020.11</text:p>
          </table:table-cell>
          <table:table-cell office:value-type="string" calcext:value-type="string">
            <text:p>K1e</text:p>
          </table:table-cell>
          <table:table-cell table:style-name="ce1" office:value-type="string" calcext:value-type="string">
            <text:p>13-2 D</text:p>
          </table:table-cell>
          <table:table-cell office:value-type="float" office:value="2021.01" calcext:value-type="float">
            <text:p>2021.01</text:p>
          </table:table-cell>
          <table:table-cell office:value-type="string" calcext:value-type="string">
            <text:p>S1e</text:p>
          </table:table-cell>
          <table:table-cell table:style-name="ce1" office:value-type="string" calcext:value-type="string">
            <text:p>11-4 J</text:p>
          </table:table-cell>
          <table:table-cell office:value-type="float" office:value="2021.03" calcext:value-type="float">
            <text:p>2021.03</text:p>
          </table:table-cell>
          <table:table-cell office:value-type="string" calcext:value-type="string">
            <text:p>S1e</text:p>
          </table:table-cell>
          <table:table-cell table:style-name="ce2" office:value-type="string" calcext:value-type="string">
            <text:p>12-3 Y</text:p>
          </table:table-cell>
        </table:table-row>
        <table:table-row table:style-name="ro1">
          <table:table-cell office:value-type="string" calcext:value-type="string">
            <text:p>Taiho</text:p>
          </table:table-cell>
          <table:table-cell office:value-type="float" office:value="1960.07" calcext:value-type="float">
            <text:p>1960.07</text:p>
          </table:table-cell>
          <table:table-cell office:value-type="string" calcext:value-type="string">
            <text:p>K1w</text:p>
          </table:table-cell>
          <table:table-cell office:value-type="float" office:value="11" calcext:value-type="float">
            <text:p>11</text:p>
          </table:table-cell>
          <table:table-cell office:value-type="float" office:value="1960.09" calcext:value-type="float">
            <text:p>1960.09</text:p>
          </table:table-cell>
          <table:table-cell office:value-type="string" calcext:value-type="string">
            <text:p>S1w</text:p>
          </table:table-cell>
          <table:table-cell office:value-type="float" office:value="12" calcext:value-type="float">
            <text:p>12</text:p>
          </table:table-cell>
          <table:table-cell office:value-type="float" office:value="1960.11" calcext:value-type="float">
            <text:p>1960.11</text:p>
          </table:table-cell>
          <table:table-cell office:value-type="string" calcext:value-type="string">
            <text:p>S1e</text:p>
          </table:table-cell>
          <table:table-cell office:value-type="float" office:value="13" calcext:value-type="float">
            <text:p>13</text:p>
          </table:table-cell>
          <table:table-cell table:formula="of:=SUM([.J46];[.G46];[.D46])" office:value-type="float" office:value="36" calcext:value-type="float">
            <text:p>36</text:p>
          </table:table-cell>
          <table:table-cell table:number-columns-repeated="6"/>
          <table:table-cell office:value-type="string" calcext:value-type="string">
            <text:p>Mitakeumi</text:p>
          </table:table-cell>
          <table:table-cell office:value-type="float" office:value="2021.09" calcext:value-type="float">
            <text:p>2021.09</text:p>
          </table:table-cell>
          <table:table-cell office:value-type="string" calcext:value-type="string">
            <text:p>S1e</text:p>
          </table:table-cell>
          <table:table-cell table:style-name="ce1" office:value-type="string" calcext:value-type="string">
            <text:p>9-6</text:p>
          </table:table-cell>
          <table:table-cell office:value-type="float" office:value="2021.11" calcext:value-type="float">
            <text:p>2021.11</text:p>
          </table:table-cell>
          <table:table-cell office:value-type="string" calcext:value-type="string">
            <text:p>S1e</text:p>
          </table:table-cell>
          <table:table-cell table:style-name="ce1" office:value-type="string" calcext:value-type="string">
            <text:p>11-4</text:p>
          </table:table-cell>
          <table:table-cell office:value-type="float" office:value="2022.01" calcext:value-type="float">
            <text:p>2022.01</text:p>
          </table:table-cell>
          <table:table-cell office:value-type="string" calcext:value-type="string">
            <text:p>S1e</text:p>
          </table:table-cell>
          <table:table-cell table:style-name="ce2" office:value-type="string" calcext:value-type="string">
            <text:p>13-2 Y</text:p>
          </table:table-cell>
        </table:table-row>
        <table:table-row table:style-name="ro1">
          <table:table-cell office:value-type="string" calcext:value-type="string">
            <text:p>Tochihikari</text:p>
          </table:table-cell>
          <table:table-cell office:value-type="float" office:value="1962.01" calcext:value-type="float">
            <text:p>1962.01</text:p>
          </table:table-cell>
          <table:table-cell office:value-type="string" calcext:value-type="string">
            <text:p>M4w</text:p>
          </table:table-cell>
          <table:table-cell office:value-type="float" office:value="11" calcext:value-type="float">
            <text:p>11</text:p>
          </table:table-cell>
          <table:table-cell office:value-type="float" office:value="1962.03" calcext:value-type="float">
            <text:p>1962.03</text:p>
          </table:table-cell>
          <table:table-cell office:value-type="string" calcext:value-type="string">
            <text:p>K1w</text:p>
          </table:table-cell>
          <table:table-cell office:value-type="float" office:value="10" calcext:value-type="float">
            <text:p>10</text:p>
          </table:table-cell>
          <table:table-cell office:value-type="float" office:value="1962.05" calcext:value-type="float">
            <text:p>1962.05</text:p>
          </table:table-cell>
          <table:table-cell office:value-type="string" calcext:value-type="string">
            <text:p>S2wH</text:p>
          </table:table-cell>
          <table:table-cell office:value-type="float" office:value="13" calcext:value-type="float">
            <text:p>13</text:p>
          </table:table-cell>
          <table:table-cell table:formula="of:=SUM([.J47];[.G47];[.D47])" office:value-type="float" office:value="34" calcext:value-type="float">
            <text:p>34</text:p>
          </table:table-cell>
          <table:table-cell table:number-columns-repeated="6"/>
          <table:table-cell office:value-type="string" calcext:value-type="string">
            <text:p>Kirishima</text:p>
          </table:table-cell>
          <table:table-cell office:value-type="float" office:value="2023.01" calcext:value-type="float">
            <text:p>2023.01</text:p>
          </table:table-cell>
          <table:table-cell office:value-type="string" calcext:value-type="string">
            <text:p>K1e</text:p>
          </table:table-cell>
          <table:table-cell office:value-type="string" calcext:value-type="string">
            <text:p>11-4 J</text:p>
          </table:table-cell>
          <table:table-cell office:value-type="float" office:value="2023.03" calcext:value-type="float">
            <text:p>2023.03</text:p>
          </table:table-cell>
          <table:table-cell office:value-type="string" calcext:value-type="string">
            <text:p>S2e</text:p>
          </table:table-cell>
          <table:table-cell office:value-type="string" calcext:value-type="string">
            <text:p>12-3 Y</text:p>
          </table:table-cell>
          <table:table-cell office:value-type="float" office:value="2023.05" calcext:value-type="float">
            <text:p>2023.05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1-4</text:p>
          </table:table-cell>
        </table:table-row>
        <table:table-row table:style-name="ro1">
          <table:table-cell office:value-type="string" calcext:value-type="string">
            <text:p>utakaama</text:p>
          </table:table-cell>
          <table:table-cell office:value-type="float" office:value="1962.09" calcext:value-type="float">
            <text:p>1962.09</text:p>
          </table:table-cell>
          <table:table-cell office:value-type="string" calcext:value-type="string">
            <text:p>M2w</text:p>
          </table:table-cell>
          <table:table-cell office:value-type="float" office:value="12" calcext:value-type="float">
            <text:p>12</text:p>
          </table:table-cell>
          <table:table-cell office:value-type="float" office:value="1962.11" calcext:value-type="float">
            <text:p>1962.11</text:p>
          </table:table-cell>
          <table:table-cell office:value-type="string" calcext:value-type="string">
            <text:p>S1e</text:p>
          </table:table-cell>
          <table:table-cell office:value-type="float" office:value="12" calcext:value-type="float">
            <text:p>12</text:p>
          </table:table-cell>
          <table:table-cell office:value-type="float" office:value="1963.01" calcext:value-type="float">
            <text:p>1963.01</text:p>
          </table:table-cell>
          <table:table-cell office:value-type="string" calcext:value-type="string">
            <text:p>S1e</text:p>
          </table:table-cell>
          <table:table-cell office:value-type="float" office:value="13" calcext:value-type="float">
            <text:p>13</text:p>
          </table:table-cell>
          <table:table-cell table:formula="of:=SUM([.J48];[.G48];[.D48])" office:value-type="float" office:value="37" calcext:value-type="float">
            <text:p>37</text:p>
          </table:table-cell>
          <table:table-cell table:number-columns-repeated="6"/>
          <table:table-cell office:value-type="string" calcext:value-type="string">
            <text:p>Hoshoryu</text:p>
          </table:table-cell>
          <table:table-cell office:value-type="float" office:value="2023.03" calcext:value-type="float">
            <text:p>2023.03</text:p>
          </table:table-cell>
          <table:table-cell office:value-type="string" calcext:value-type="string">
            <text:p>S1w</text:p>
          </table:table-cell>
          <table:table-cell office:value-type="string" calcext:value-type="string">
            <text:p>10-5</text:p>
          </table:table-cell>
          <table:table-cell office:value-type="float" office:value="2023.05" calcext:value-type="float">
            <text:p>2023.05</text:p>
          </table:table-cell>
          <table:table-cell office:value-type="string" calcext:value-type="string">
            <text:p>S1w</text:p>
          </table:table-cell>
          <table:table-cell office:value-type="string" calcext:value-type="string">
            <text:p>11-4</text:p>
          </table:table-cell>
          <table:table-cell office:value-type="float" office:value="2023.07" calcext:value-type="float">
            <text:p>2023.07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2-3 Y</text:p>
          </table:table-cell>
        </table:table-row>
        <table:table-row table:style-name="ro1">
          <table:table-cell office:value-type="string" calcext:value-type="string">
            <text:p>Maenoama</text:p>
          </table:table-cell>
          <table:table-cell office:value-type="float" office:value="1970.03" calcext:value-type="float">
            <text:p>1970.03</text:p>
          </table:table-cell>
          <table:table-cell office:value-type="string" calcext:value-type="string">
            <text:p>S2wH</text:p>
          </table:table-cell>
          <table:table-cell office:value-type="float" office:value="9" calcext:value-type="float">
            <text:p>9</text:p>
          </table:table-cell>
          <table:table-cell office:value-type="float" office:value="1970.05" calcext:value-type="float">
            <text:p>1970.05</text:p>
          </table:table-cell>
          <table:table-cell office:value-type="string" calcext:value-type="string">
            <text:p>S1e</text:p>
          </table:table-cell>
          <table:table-cell office:value-type="float" office:value="12" calcext:value-type="float">
            <text:p>12</text:p>
          </table:table-cell>
          <table:table-cell office:value-type="float" office:value="1970.07" calcext:value-type="float">
            <text:p>1970.07</text:p>
          </table:table-cell>
          <table:table-cell office:value-type="string" calcext:value-type="string">
            <text:p>S1e</text:p>
          </table:table-cell>
          <table:table-cell office:value-type="float" office:value="13" calcext:value-type="float">
            <text:p>13</text:p>
          </table:table-cell>
          <table:table-cell table:formula="of:=SUM([.J49];[.G49];[.D49])" office:value-type="float" office:value="34" calcext:value-type="float">
            <text:p>34</text:p>
          </table:table-cell>
          <table:table-cell table:number-columns-repeated="6"/>
          <table:table-cell office:value-type="string" calcext:value-type="string">
            <text:p>Kotonowaka</text:p>
          </table:table-cell>
          <table:table-cell office:value-type="float" office:value="2023.09" calcext:value-type="float">
            <text:p>2023.09</text:p>
          </table:table-cell>
          <table:table-cell office:value-type="string" calcext:value-type="string">
            <text:p>S2e</text:p>
          </table:table-cell>
          <table:table-cell office:value-type="string" calcext:value-type="string">
            <text:p>9-6</text:p>
          </table:table-cell>
          <table:table-cell office:value-type="float" office:value="2023.11" calcext:value-type="float">
            <text:p>2023.11</text:p>
          </table:table-cell>
          <table:table-cell office:value-type="string" calcext:value-type="string">
            <text:p>S2e</text:p>
          </table:table-cell>
          <table:table-cell office:value-type="string" calcext:value-type="string">
            <text:p>11-4 J</text:p>
          </table:table-cell>
          <table:table-cell office:value-type="float" office:value="2024.01" calcext:value-type="float">
            <text:p>2024.01</text:p>
          </table:table-cell>
          <table:table-cell office:value-type="string" calcext:value-type="string">
            <text:p>S1e</text:p>
          </table:table-cell>
          <table:table-cell office:value-type="string" calcext:value-type="string">
            <text:p>13-2 D</text:p>
          </table:table-cell>
        </table:table-row>
        <table:table-row table:style-name="ro1">
          <table:table-cell office:value-type="string" calcext:value-type="string">
            <text:p>aikirin</text:p>
          </table:table-cell>
          <table:table-cell office:value-type="float" office:value="1970.05" calcext:value-type="float">
            <text:p>1970.05</text:p>
          </table:table-cell>
          <table:table-cell office:value-type="string" calcext:value-type="string">
            <text:p>S1w</text:p>
          </table:table-cell>
          <table:table-cell office:value-type="float" office:value="9" calcext:value-type="float">
            <text:p>9</text:p>
          </table:table-cell>
          <table:table-cell office:value-type="float" office:value="1970.07" calcext:value-type="float">
            <text:p>1970.07</text:p>
          </table:table-cell>
          <table:table-cell office:value-type="string" calcext:value-type="string">
            <text:p>S1w</text:p>
          </table:table-cell>
          <table:table-cell office:value-type="float" office:value="12" calcext:value-type="float">
            <text:p>12</text:p>
          </table:table-cell>
          <table:table-cell office:value-type="float" office:value="1970.09" calcext:value-type="float">
            <text:p>1970.09</text:p>
          </table:table-cell>
          <table:table-cell office:value-type="string" calcext:value-type="string">
            <text:p>S1e</text:p>
          </table:table-cell>
          <table:table-cell office:value-type="float" office:value="12" calcext:value-type="float">
            <text:p>12</text:p>
          </table:table-cell>
          <table:table-cell table:formula="of:=SUM([.J50];[.G50];[.D50])" office:value-type="float" office:value="33" calcext:value-type="float">
            <text:p>33</text:p>
          </table:table-cell>
          <table:table-cell table:number-columns-repeated="6"/>
          <table:table-cell office:value-type="string" calcext:value-type="string">
            <text:p>Onosato</text:p>
          </table:table-cell>
          <table:table-cell office:value-type="float" office:value="2024.05" calcext:value-type="float">
            <text:p>2024.05</text:p>
          </table:table-cell>
          <table:table-cell office:value-type="string" calcext:value-type="string">
            <text:p>K1w</text:p>
          </table:table-cell>
          <table:table-cell office:value-type="string" calcext:value-type="string">
            <text:p>12-3 Y</text:p>
          </table:table-cell>
          <table:table-cell office:value-type="float" office:value="2024.07" calcext:value-type="float">
            <text:p>2024.07</text:p>
          </table:table-cell>
          <table:table-cell office:value-type="string" calcext:value-type="string">
            <text:p>S1w</text:p>
          </table:table-cell>
          <table:table-cell office:value-type="string" calcext:value-type="string">
            <text:p>9-6</text:p>
          </table:table-cell>
          <table:table-cell office:value-type="float" office:value="2024.09" calcext:value-type="float">
            <text:p>2024.09</text:p>
          </table:table-cell>
          <table:table-cell office:value-type="string" calcext:value-type="string">
            <text:p>S1w</text:p>
          </table:table-cell>
          <table:table-cell office:value-type="string" calcext:value-type="string">
            <text:p>13-2 Y</text:p>
          </table:table-cell>
        </table:table-row>
        <table:table-row table:style-name="ro1">
          <table:table-cell office:value-type="string" calcext:value-type="string">
            <text:p>Waima</text:p>
          </table:table-cell>
          <table:table-cell office:value-type="float" office:value="1972.05" calcext:value-type="float">
            <text:p>1972.05</text:p>
          </table:table-cell>
          <table:table-cell office:value-type="string" calcext:value-type="string">
            <text:p>S1w</text:p>
          </table:table-cell>
          <table:table-cell office:value-type="float" office:value="12" calcext:value-type="float">
            <text:p>12</text:p>
          </table:table-cell>
          <table:table-cell office:value-type="float" office:value="1972.07" calcext:value-type="float">
            <text:p>1972.07</text:p>
          </table:table-cell>
          <table:table-cell office:value-type="string" calcext:value-type="string">
            <text:p>S1e</text:p>
          </table:table-cell>
          <table:table-cell office:value-type="float" office:value="8" calcext:value-type="float">
            <text:p>8</text:p>
          </table:table-cell>
          <table:table-cell office:value-type="float" office:value="1972.09" calcext:value-type="float">
            <text:p>1972.09</text:p>
          </table:table-cell>
          <table:table-cell office:value-type="string" calcext:value-type="string">
            <text:p>S2eH</text:p>
          </table:table-cell>
          <table:table-cell office:value-type="float" office:value="13" calcext:value-type="float">
            <text:p>13</text:p>
          </table:table-cell>
          <table:table-cell table:formula="of:=SUM([.J51];[.G51];[.D51])"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kanohana</text:p>
          </table:table-cell>
          <table:table-cell office:value-type="float" office:value="1972.05" calcext:value-type="float">
            <text:p>1972.05</text:p>
          </table:table-cell>
          <table:table-cell office:value-type="string" calcext:value-type="string">
            <text:p>K1e</text:p>
          </table:table-cell>
          <table:table-cell office:value-type="float" office:value="11" calcext:value-type="float">
            <text:p>11</text:p>
          </table:table-cell>
          <table:table-cell office:value-type="float" office:value="1972.07" calcext:value-type="float">
            <text:p>1972.07</text:p>
          </table:table-cell>
          <table:table-cell office:value-type="string" calcext:value-type="string">
            <text:p>S1w</text:p>
          </table:table-cell>
          <table:table-cell office:value-type="float" office:value="12" calcext:value-type="float">
            <text:p>12</text:p>
          </table:table-cell>
          <table:table-cell office:value-type="float" office:value="1972.09" calcext:value-type="float">
            <text:p>1972.09</text:p>
          </table:table-cell>
          <table:table-cell office:value-type="string" calcext:value-type="string">
            <text:p>S1e</text:p>
          </table:table-cell>
          <table:table-cell office:value-type="float" office:value="10" calcext:value-type="float">
            <text:p>10</text:p>
          </table:table-cell>
          <table:table-cell table:formula="of:=SUM([.J52];[.G52];[.D52])"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iu</text:p>
          </table:table-cell>
          <table:table-cell office:value-type="float" office:value="1973.03" calcext:value-type="float">
            <text:p>1973.03</text:p>
          </table:table-cell>
          <table:table-cell office:value-type="string" calcext:value-type="string">
            <text:p>K1e</text:p>
          </table:table-cell>
          <table:table-cell office:value-type="float" office:value="10" calcext:value-type="float">
            <text:p>10</text:p>
          </table:table-cell>
          <table:table-cell office:value-type="float" office:value="1973.05" calcext:value-type="float">
            <text:p>1973.05</text:p>
          </table:table-cell>
          <table:table-cell office:value-type="string" calcext:value-type="string">
            <text:p>S1e</text:p>
          </table:table-cell>
          <table:table-cell office:value-type="float" office:value="11" calcext:value-type="float">
            <text:p>11</text:p>
          </table:table-cell>
          <table:table-cell office:value-type="float" office:value="1973.07" calcext:value-type="float">
            <text:p>1973.07</text:p>
          </table:table-cell>
          <table:table-cell office:value-type="string" calcext:value-type="string">
            <text:p>S1e</text:p>
          </table:table-cell>
          <table:table-cell office:value-type="float" office:value="13" calcext:value-type="float">
            <text:p>13</text:p>
          </table:table-cell>
          <table:table-cell table:formula="of:=SUM([.J53];[.G53];[.D53])"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sahikuni</text:p>
          </table:table-cell>
          <table:table-cell office:value-type="float" office:value="1975.11" calcext:value-type="float">
            <text:p>1975.11</text:p>
          </table:table-cell>
          <table:table-cell office:value-type="string" calcext:value-type="string">
            <text:p>S1w</text:p>
          </table:table-cell>
          <table:table-cell office:value-type="float" office:value="8" calcext:value-type="float">
            <text:p>8</text:p>
          </table:table-cell>
          <table:table-cell office:value-type="float" office:value="1976.01" calcext:value-type="float">
            <text:p>1976.01</text:p>
          </table:table-cell>
          <table:table-cell office:value-type="string" calcext:value-type="string">
            <text:p>S1e</text:p>
          </table:table-cell>
          <table:table-cell office:value-type="float" office:value="12" calcext:value-type="float">
            <text:p>12</text:p>
          </table:table-cell>
          <table:table-cell office:value-type="float" office:value="1976.03" calcext:value-type="float">
            <text:p>1976.03</text:p>
          </table:table-cell>
          <table:table-cell office:value-type="string" calcext:value-type="string">
            <text:p>S1e</text:p>
          </table:table-cell>
          <table:table-cell office:value-type="float" office:value="13" calcext:value-type="float">
            <text:p>13</text:p>
          </table:table-cell>
          <table:table-cell table:formula="of:=SUM([.J54];[.G54];[.D54])"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akamisugi</text:p>
          </table:table-cell>
          <table:table-cell office:value-type="float" office:value="1976.09" calcext:value-type="float">
            <text:p>1976.09</text:p>
          </table:table-cell>
          <table:table-cell office:value-type="string" calcext:value-type="string">
            <text:p>S1w</text:p>
          </table:table-cell>
          <table:table-cell office:value-type="float" office:value="11" calcext:value-type="float">
            <text:p>11</text:p>
          </table:table-cell>
          <table:table-cell office:value-type="float" office:value="1976.11" calcext:value-type="float">
            <text:p>1976.11</text:p>
          </table:table-cell>
          <table:table-cell office:value-type="string" calcext:value-type="string">
            <text:p>S1e</text:p>
          </table:table-cell>
          <table:table-cell office:value-type="float" office:value="11" calcext:value-type="float">
            <text:p>11</text:p>
          </table:table-cell>
          <table:table-cell office:value-type="float" office:value="1977.01" calcext:value-type="float">
            <text:p>1977.01</text:p>
          </table:table-cell>
          <table:table-cell office:value-type="string" calcext:value-type="string">
            <text:p>S1e</text:p>
          </table:table-cell>
          <table:table-cell office:value-type="float" office:value="11" calcext:value-type="float">
            <text:p>11</text:p>
          </table:table-cell>
          <table:table-cell table:formula="of:=SUM([.J55];[.G55];[.D55])"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aiketsu</text:p>
          </table:table-cell>
          <table:table-cell office:value-type="float" office:value="1976.09" calcext:value-type="float">
            <text:p>1976.09</text:p>
          </table:table-cell>
          <table:table-cell office:value-type="string" calcext:value-type="string">
            <text:p>M4w</text:p>
          </table:table-cell>
          <table:table-cell office:value-type="float" office:value="14" calcext:value-type="float">
            <text:p>14</text:p>
          </table:table-cell>
          <table:table-cell office:value-type="float" office:value="1976.11" calcext:value-type="float">
            <text:p>1976.11</text:p>
          </table:table-cell>
          <table:table-cell office:value-type="string" calcext:value-type="string">
            <text:p>S1w</text:p>
          </table:table-cell>
          <table:table-cell office:value-type="float" office:value="11" calcext:value-type="float">
            <text:p>11</text:p>
          </table:table-cell>
          <table:table-cell office:value-type="float" office:value="1977.01" calcext:value-type="float">
            <text:p>1977.01</text:p>
          </table:table-cell>
          <table:table-cell office:value-type="string" calcext:value-type="string">
            <text:p>S1w</text:p>
          </table:table-cell>
          <table:table-cell office:value-type="float" office:value="11" calcext:value-type="float">
            <text:p>11</text:p>
          </table:table-cell>
          <table:table-cell table:formula="of:=SUM([.J56];[.G56];[.D56])"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hionofui</text:p>
          </table:table-cell>
          <table:table-cell office:value-type="float" office:value="1980.09" calcext:value-type="float">
            <text:p>1980.09</text:p>
          </table:table-cell>
          <table:table-cell office:value-type="string" calcext:value-type="string">
            <text:p>K1e</text:p>
          </table:table-cell>
          <table:table-cell office:value-type="float" office:value="10" calcext:value-type="float">
            <text:p>10</text:p>
          </table:table-cell>
          <table:table-cell office:value-type="float" office:value="1980.11" calcext:value-type="float">
            <text:p>1980.11</text:p>
          </table:table-cell>
          <table:table-cell office:value-type="string" calcext:value-type="string">
            <text:p>S1e</text:p>
          </table:table-cell>
          <table:table-cell office:value-type="float" office:value="11" calcext:value-type="float">
            <text:p>11</text:p>
          </table:table-cell>
          <table:table-cell office:value-type="float" office:value="1981.01" calcext:value-type="float">
            <text:p>1981.01</text:p>
          </table:table-cell>
          <table:table-cell office:value-type="string" calcext:value-type="string">
            <text:p>S1e</text:p>
          </table:table-cell>
          <table:table-cell office:value-type="float" office:value="14" calcext:value-type="float">
            <text:p>14</text:p>
          </table:table-cell>
          <table:table-cell table:formula="of:=SUM([.J57];[.G57];[.D57])"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kanosato</text:p>
          </table:table-cell>
          <table:table-cell office:value-type="float" office:value="1981.09" calcext:value-type="float">
            <text:p>1981.09</text:p>
          </table:table-cell>
          <table:table-cell office:value-type="string" calcext:value-type="string">
            <text:p>K2wH</text:p>
          </table:table-cell>
          <table:table-cell office:value-type="float" office:value="10" calcext:value-type="float">
            <text:p>10</text:p>
          </table:table-cell>
          <table:table-cell office:value-type="float" office:value="1981.11" calcext:value-type="float">
            <text:p>1981.11</text:p>
          </table:table-cell>
          <table:table-cell office:value-type="string" calcext:value-type="string">
            <text:p>S1e</text:p>
          </table:table-cell>
          <table:table-cell office:value-type="float" office:value="11" calcext:value-type="float">
            <text:p>11</text:p>
          </table:table-cell>
          <table:table-cell office:value-type="float" office:value="1982.01" calcext:value-type="float">
            <text:p>1982.01</text:p>
          </table:table-cell>
          <table:table-cell office:value-type="string" calcext:value-type="string">
            <text:p>S1e</text:p>
          </table:table-cell>
          <table:table-cell office:value-type="float" office:value="12" calcext:value-type="float">
            <text:p>12</text:p>
          </table:table-cell>
          <table:table-cell table:formula="of:=SUM([.J58];[.G58];[.D58])" office:value-type="float" office:value="33" calcext:value-type="float">
            <text:p>33</text:p>
          </table:table-cell>
          <table:table-cell/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Wakashimazu</text:p>
          </table:table-cell>
          <table:table-cell office:value-type="float" office:value="1982.07" calcext:value-type="float">
            <text:p>1982.07</text:p>
          </table:table-cell>
          <table:table-cell office:value-type="string" calcext:value-type="string">
            <text:p>K1e</text:p>
          </table:table-cell>
          <table:table-cell office:value-type="float" office:value="10" calcext:value-type="float">
            <text:p>10</text:p>
          </table:table-cell>
          <table:table-cell office:value-type="float" office:value="1982.09" calcext:value-type="float">
            <text:p>1982.09</text:p>
          </table:table-cell>
          <table:table-cell office:value-type="string" calcext:value-type="string">
            <text:p>S1e</text:p>
          </table:table-cell>
          <table:table-cell office:value-type="float" office:value="12" calcext:value-type="float">
            <text:p>12</text:p>
          </table:table-cell>
          <table:table-cell office:value-type="float" office:value="1982.11" calcext:value-type="float">
            <text:p>1982.11</text:p>
          </table:table-cell>
          <table:table-cell office:value-type="string" calcext:value-type="string">
            <text:p>S1e</text:p>
          </table:table-cell>
          <table:table-cell office:value-type="float" office:value="12" calcext:value-type="float">
            <text:p>12</text:p>
          </table:table-cell>
          <table:table-cell table:formula="of:=SUM([.J59];[.G59];[.D59])"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sashio</text:p>
          </table:table-cell>
          <table:table-cell office:value-type="float" office:value="1982.11" calcext:value-type="float">
            <text:p>1982.11</text:p>
          </table:table-cell>
          <table:table-cell office:value-type="string" calcext:value-type="string">
            <text:p>M1e</text:p>
          </table:table-cell>
          <table:table-cell office:value-type="float" office:value="9" calcext:value-type="float">
            <text:p>9</text:p>
          </table:table-cell>
          <table:table-cell office:value-type="float" office:value="1983.01" calcext:value-type="float">
            <text:p>1983.01</text:p>
          </table:table-cell>
          <table:table-cell office:value-type="string" calcext:value-type="string">
            <text:p>S1w</text:p>
          </table:table-cell>
          <table:table-cell office:value-type="float" office:value="14" calcext:value-type="float">
            <text:p>14</text:p>
          </table:table-cell>
          <table:table-cell office:value-type="float" office:value="1983.03" calcext:value-type="float">
            <text:p>1983.03</text:p>
          </table:table-cell>
          <table:table-cell office:value-type="string" calcext:value-type="string">
            <text:p>S1e</text:p>
          </table:table-cell>
          <table:table-cell office:value-type="float" office:value="12" calcext:value-type="float">
            <text:p>12</text:p>
          </table:table-cell>
          <table:table-cell table:formula="of:=SUM([.J60];[.G60];[.D60])"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kutenu</text:p>
          </table:table-cell>
          <table:table-cell office:value-type="float" office:value="1983.01" calcext:value-type="float">
            <text:p>1983.01</text:p>
          </table:table-cell>
          <table:table-cell office:value-type="string" calcext:value-type="string">
            <text:p>S1e</text:p>
          </table:table-cell>
          <table:table-cell office:value-type="float" office:value="11" calcext:value-type="float">
            <text:p>11</text:p>
          </table:table-cell>
          <table:table-cell office:value-type="float" office:value="1983.03" calcext:value-type="float">
            <text:p>1983.03</text:p>
          </table:table-cell>
          <table:table-cell office:value-type="string" calcext:value-type="string">
            <text:p>S1w</text:p>
          </table:table-cell>
          <table:table-cell office:value-type="float" office:value="12" calcext:value-type="float">
            <text:p>12</text:p>
          </table:table-cell>
          <table:table-cell office:value-type="float" office:value="1983.05" calcext:value-type="float">
            <text:p>1983.05</text:p>
          </table:table-cell>
          <table:table-cell office:value-type="string" calcext:value-type="string">
            <text:p>S1e</text:p>
          </table:table-cell>
          <table:table-cell office:value-type="float" office:value="14" calcext:value-type="float">
            <text:p>14</text:p>
          </table:table-cell>
          <table:table-cell table:formula="of:=SUM([.J61];[.G61];[.D61])" office:value-type="float" office:value="37" calcext:value-type="float">
            <text:p>3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itao</text:p>
          </table:table-cell>
          <table:table-cell office:value-type="float" office:value="1985.07" calcext:value-type="float">
            <text:p>1985.07</text:p>
          </table:table-cell>
          <table:table-cell office:value-type="string" calcext:value-type="string">
            <text:p>M1e</text:p>
          </table:table-cell>
          <table:table-cell office:value-type="float" office:value="12" calcext:value-type="float">
            <text:p>12</text:p>
          </table:table-cell>
          <table:table-cell office:value-type="float" office:value="1985.09" calcext:value-type="float">
            <text:p>1985.09</text:p>
          </table:table-cell>
          <table:table-cell office:value-type="string" calcext:value-type="string">
            <text:p>S1w</text:p>
          </table:table-cell>
          <table:table-cell office:value-type="float" office:value="11" calcext:value-type="float">
            <text:p>11</text:p>
          </table:table-cell>
          <table:table-cell office:value-type="float" office:value="1985.11" calcext:value-type="float">
            <text:p>1985.11</text:p>
          </table:table-cell>
          <table:table-cell office:value-type="string" calcext:value-type="string">
            <text:p>S1e</text:p>
          </table:table-cell>
          <table:table-cell office:value-type="float" office:value="12" calcext:value-type="float">
            <text:p>12</text:p>
          </table:table-cell>
          <table:table-cell table:formula="of:=SUM([.J62];[.G62];[.D62])"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kutoumi</text:p>
          </table:table-cell>
          <table:table-cell office:value-type="float" office:value="1986.03" calcext:value-type="float">
            <text:p>1986.03</text:p>
          </table:table-cell>
          <table:table-cell office:value-type="string" calcext:value-type="string">
            <text:p>S1w</text:p>
          </table:table-cell>
          <table:table-cell office:value-type="float" office:value="13" calcext:value-type="float">
            <text:p>13</text:p>
          </table:table-cell>
          <table:table-cell office:value-type="float" office:value="1986.05" calcext:value-type="float">
            <text:p>1986.05</text:p>
          </table:table-cell>
          <table:table-cell office:value-type="string" calcext:value-type="string">
            <text:p>S1e</text:p>
          </table:table-cell>
          <table:table-cell office:value-type="float" office:value="11" calcext:value-type="float">
            <text:p>11</text:p>
          </table:table-cell>
          <table:table-cell office:value-type="float" office:value="1986.07" calcext:value-type="float">
            <text:p>1986.07</text:p>
          </table:table-cell>
          <table:table-cell office:value-type="string" calcext:value-type="string">
            <text:p>S1e</text:p>
          </table:table-cell>
          <table:table-cell office:value-type="float" office:value="12" calcext:value-type="float">
            <text:p>12</text:p>
          </table:table-cell>
          <table:table-cell table:formula="of:=SUM([.J63];[.G63];[.D63])" office:value-type="float" office:value="36" calcext:value-type="float">
            <text:p>36</text:p>
          </table:table-cell>
          <table:table-cell/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Konishiki</text:p>
          </table:table-cell>
          <table:table-cell office:value-type="float" office:value="1987.01" calcext:value-type="float">
            <text:p>1987.01</text:p>
          </table:table-cell>
          <table:table-cell office:value-type="string" calcext:value-type="string">
            <text:p>S1e</text:p>
          </table:table-cell>
          <table:table-cell office:value-type="float" office:value="10" calcext:value-type="float">
            <text:p>10</text:p>
          </table:table-cell>
          <table:table-cell office:value-type="float" office:value="1987.03" calcext:value-type="float">
            <text:p>1987.03</text:p>
          </table:table-cell>
          <table:table-cell office:value-type="string" calcext:value-type="string">
            <text:p>S1e</text:p>
          </table:table-cell>
          <table:table-cell office:value-type="float" office:value="11" calcext:value-type="float">
            <text:p>11</text:p>
          </table:table-cell>
          <table:table-cell office:value-type="float" office:value="1987.05" calcext:value-type="float">
            <text:p>1987.05</text:p>
          </table:table-cell>
          <table:table-cell office:value-type="string" calcext:value-type="string">
            <text:p>S1e</text:p>
          </table:table-cell>
          <table:table-cell office:value-type="float" office:value="12" calcext:value-type="float">
            <text:p>12</text:p>
          </table:table-cell>
          <table:table-cell table:formula="of:=SUM([.J64];[.G64];[.D64])"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sahifui</text:p>
          </table:table-cell>
          <table:table-cell office:value-type="float" office:value="1987.05" calcext:value-type="float">
            <text:p>1987.05</text:p>
          </table:table-cell>
          <table:table-cell office:value-type="string" calcext:value-type="string">
            <text:p>S1w</text:p>
          </table:table-cell>
          <table:table-cell office:value-type="float" office:value="10" calcext:value-type="float">
            <text:p>10</text:p>
          </table:table-cell>
          <table:table-cell office:value-type="float" office:value="1987.07" calcext:value-type="float">
            <text:p>1987.07</text:p>
          </table:table-cell>
          <table:table-cell office:value-type="string" calcext:value-type="string">
            <text:p>S1e</text:p>
          </table:table-cell>
          <table:table-cell office:value-type="float" office:value="11" calcext:value-type="float">
            <text:p>11</text:p>
          </table:table-cell>
          <table:table-cell office:value-type="float" office:value="1987.09" calcext:value-type="float">
            <text:p>1987.09</text:p>
          </table:table-cell>
          <table:table-cell office:value-type="string" calcext:value-type="string">
            <text:p>S1e</text:p>
          </table:table-cell>
          <table:table-cell office:value-type="float" office:value="12" calcext:value-type="float">
            <text:p>12</text:p>
          </table:table-cell>
          <table:table-cell table:formula="of:=SUM([.J65];[.G65];[.D65])"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irishima</text:p>
          </table:table-cell>
          <table:table-cell office:value-type="float" office:value="1989.11" calcext:value-type="float">
            <text:p>1989.11</text:p>
          </table:table-cell>
          <table:table-cell office:value-type="string" calcext:value-type="string">
            <text:p>K1w</text:p>
          </table:table-cell>
          <table:table-cell office:value-type="float" office:value="10" calcext:value-type="float">
            <text:p>10</text:p>
          </table:table-cell>
          <table:table-cell office:value-type="float" office:value="1990.01" calcext:value-type="float">
            <text:p>1990.01</text:p>
          </table:table-cell>
          <table:table-cell office:value-type="string" calcext:value-type="string">
            <text:p>K1e</text:p>
          </table:table-cell>
          <table:table-cell office:value-type="float" office:value="11" calcext:value-type="float">
            <text:p>11</text:p>
          </table:table-cell>
          <table:table-cell office:value-type="float" office:value="1990.03" calcext:value-type="float">
            <text:p>1990.03</text:p>
          </table:table-cell>
          <table:table-cell office:value-type="string" calcext:value-type="string">
            <text:p>S1e</text:p>
          </table:table-cell>
          <table:table-cell office:value-type="float" office:value="13" calcext:value-type="float">
            <text:p>13</text:p>
          </table:table-cell>
          <table:table-cell table:formula="of:=SUM([.J66];[.G66];[.D66])" office:value-type="float" office:value="34" calcext:value-type="float">
            <text:p>34</text:p>
          </table:table-cell>
          <table:table-cell/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Akebono</text:p>
          </table:table-cell>
          <table:table-cell office:value-type="float" office:value="1992.01" calcext:value-type="float">
            <text:p>1992.01</text:p>
          </table:table-cell>
          <table:table-cell office:value-type="string" calcext:value-type="string">
            <text:p>K1w</text:p>
          </table:table-cell>
          <table:table-cell office:value-type="float" office:value="13" calcext:value-type="float">
            <text:p>13</text:p>
          </table:table-cell>
          <table:table-cell office:value-type="float" office:value="1992.03" calcext:value-type="float">
            <text:p>1992.03</text:p>
          </table:table-cell>
          <table:table-cell office:value-type="string" calcext:value-type="string">
            <text:p>S1e</text:p>
          </table:table-cell>
          <table:table-cell office:value-type="float" office:value="8" calcext:value-type="float">
            <text:p>8</text:p>
          </table:table-cell>
          <table:table-cell office:value-type="float" office:value="1992.05" calcext:value-type="float">
            <text:p>1992.05</text:p>
          </table:table-cell>
          <table:table-cell office:value-type="string" calcext:value-type="string">
            <text:p>S1w</text:p>
          </table:table-cell>
          <table:table-cell office:value-type="float" office:value="13" calcext:value-type="float">
            <text:p>13</text:p>
          </table:table-cell>
          <table:table-cell table:formula="of:=SUM([.J67];[.G67];[.D67])"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kanohana</text:p>
          </table:table-cell>
          <table:table-cell office:value-type="float" office:value="1992.09" calcext:value-type="float">
            <text:p>1992.09</text:p>
          </table:table-cell>
          <table:table-cell office:value-type="string" calcext:value-type="string">
            <text:p>K1w</text:p>
          </table:table-cell>
          <table:table-cell office:value-type="float" office:value="14" calcext:value-type="float">
            <text:p>14</text:p>
          </table:table-cell>
          <table:table-cell office:value-type="float" office:value="1992.11" calcext:value-type="float">
            <text:p>1992.11</text:p>
          </table:table-cell>
          <table:table-cell office:value-type="string" calcext:value-type="string">
            <text:p>S1w</text:p>
          </table:table-cell>
          <table:table-cell office:value-type="float" office:value="10" calcext:value-type="float">
            <text:p>10</text:p>
          </table:table-cell>
          <table:table-cell office:value-type="float" office:value="1993.01" calcext:value-type="float">
            <text:p>1993.01</text:p>
          </table:table-cell>
          <table:table-cell office:value-type="string" calcext:value-type="string">
            <text:p>S1e</text:p>
          </table:table-cell>
          <table:table-cell office:value-type="float" office:value="11" calcext:value-type="float">
            <text:p>11</text:p>
          </table:table-cell>
          <table:table-cell table:formula="of:=SUM([.J68];[.G68];[.D68])"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akanohana</text:p>
          </table:table-cell>
          <table:table-cell office:value-type="float" office:value="1993.03" calcext:value-type="float">
            <text:p>1993.03</text:p>
          </table:table-cell>
          <table:table-cell office:value-type="string" calcext:value-type="string">
            <text:p>K1e</text:p>
          </table:table-cell>
          <table:table-cell office:value-type="float" office:value="14" calcext:value-type="float">
            <text:p>14</text:p>
          </table:table-cell>
          <table:table-cell office:value-type="float" office:value="1993.05" calcext:value-type="float">
            <text:p>1993.05</text:p>
          </table:table-cell>
          <table:table-cell office:value-type="string" calcext:value-type="string">
            <text:p>S1w</text:p>
          </table:table-cell>
          <table:table-cell office:value-type="float" office:value="10" calcext:value-type="float">
            <text:p>10</text:p>
          </table:table-cell>
          <table:table-cell office:value-type="float" office:value="1993.07" calcext:value-type="float">
            <text:p>1993.07</text:p>
          </table:table-cell>
          <table:table-cell office:value-type="string" calcext:value-type="string">
            <text:p>S1e</text:p>
          </table:table-cell>
          <table:table-cell office:value-type="float" office:value="13" calcext:value-type="float">
            <text:p>13</text:p>
          </table:table-cell>
          <table:table-cell table:formula="of:=SUM([.J69];[.G69];[.D69])" office:value-type="float" office:value="37" calcext:value-type="float">
            <text:p>3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usashimaru</text:p>
          </table:table-cell>
          <table:table-cell office:value-type="float" office:value="1993.09" calcext:value-type="float">
            <text:p>1993.09</text:p>
          </table:table-cell>
          <table:table-cell office:value-type="string" calcext:value-type="string">
            <text:p>S1e</text:p>
          </table:table-cell>
          <table:table-cell office:value-type="float" office:value="8" calcext:value-type="float">
            <text:p>8</text:p>
          </table:table-cell>
          <table:table-cell office:value-type="float" office:value="1993.11" calcext:value-type="float">
            <text:p>1993.11</text:p>
          </table:table-cell>
          <table:table-cell office:value-type="string" calcext:value-type="string">
            <text:p>S2wH</text:p>
          </table:table-cell>
          <table:table-cell office:value-type="float" office:value="13" calcext:value-type="float">
            <text:p>13</text:p>
          </table:table-cell>
          <table:table-cell office:value-type="float" office:value="1994.01" calcext:value-type="float">
            <text:p>1994.01</text:p>
          </table:table-cell>
          <table:table-cell office:value-type="string" calcext:value-type="string">
            <text:p>S1e</text:p>
          </table:table-cell>
          <table:table-cell office:value-type="float" office:value="12" calcext:value-type="float">
            <text:p>12</text:p>
          </table:table-cell>
          <table:table-cell table:formula="of:=SUM([.J70];[.G70];[.D70])" office:value-type="float" office:value="33" calcext:value-type="float">
            <text:p>33</text:p>
          </table:table-cell>
          <table:table-cell/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Takanonami</text:p>
          </table:table-cell>
          <table:table-cell office:value-type="float" office:value="1993.09" calcext:value-type="float">
            <text:p>1993.09</text:p>
          </table:table-cell>
          <table:table-cell office:value-type="string" calcext:value-type="string">
            <text:p>S1w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993.11" calcext:value-type="float">
            <text:p>1993.11</text:p>
          </table:table-cell>
          <table:table-cell office:value-type="string" calcext:value-type="string">
            <text:p>S1e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994.01" calcext:value-type="float">
            <text:p>1994.01</text:p>
          </table:table-cell>
          <table:table-cell office:value-type="string" calcext:value-type="string">
            <text:p>S1w</text:p>
          </table:table-cell>
          <table:table-cell table:style-name="ce2" office:value-type="float" office:value="13" calcext:value-type="float">
            <text:p>13</text:p>
          </table:table-cell>
          <table:table-cell table:formula="of:=SUM([.J71];[.G71];[.D71])"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ima</text:p>
          </table:table-cell>
          <table:table-cell office:value-type="float" office:value="1999.03" calcext:value-type="float">
            <text:p>1999.03</text:p>
          </table:table-cell>
          <table:table-cell office:value-type="string" calcext:value-type="string">
            <text:p>K1w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999.05" calcext:value-type="float">
            <text:p>1999.05</text:p>
          </table:table-cell>
          <table:table-cell office:value-type="string" calcext:value-type="string">
            <text:p>S2e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999.07" calcext:value-type="float">
            <text:p>1999.07</text:p>
          </table:table-cell>
          <table:table-cell office:value-type="string" calcext:value-type="string">
            <text:p>S1w</text:p>
          </table:table-cell>
          <table:table-cell table:style-name="ce2" office:value-type="float" office:value="13" calcext:value-type="float">
            <text:p>13</text:p>
          </table:table-cell>
          <table:table-cell table:formula="of:=SUM([.J72];[.G72];[.D72])"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usoama</text:p>
          </table:table-cell>
          <table:table-cell office:value-type="float" office:value="1999.11" calcext:value-type="float">
            <text:p>1999.11</text:p>
          </table:table-cell>
          <table:table-cell office:value-type="string" calcext:value-type="string">
            <text:p>K1e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00.01" calcext:value-type="float">
            <text:p>2000.01</text:p>
          </table:table-cell>
          <table:table-cell office:value-type="string" calcext:value-type="string">
            <text:p>S2e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00.03" calcext:value-type="float">
            <text:p>2000.03</text:p>
          </table:table-cell>
          <table:table-cell office:value-type="string" calcext:value-type="string">
            <text:p>S1e</text:p>
          </table:table-cell>
          <table:table-cell table:style-name="ce2" office:value-type="float" office:value="12" calcext:value-type="float">
            <text:p>12</text:p>
          </table:table-cell>
          <table:table-cell table:formula="of:=SUM([.J73];[.G73];[.D73])"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abiama</text:p>
          </table:table-cell>
          <table:table-cell office:value-type="float" office:value="2000.01" calcext:value-type="float">
            <text:p>2000.01</text:p>
          </table:table-cell>
          <table:table-cell office:value-type="string" calcext:value-type="string">
            <text:p>K1w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00.03" calcext:value-type="float">
            <text:p>2000.03</text:p>
          </table:table-cell>
          <table:table-cell office:value-type="string" calcext:value-type="string">
            <text:p>S1w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00.05" calcext:value-type="float">
            <text:p>2000.05</text:p>
          </table:table-cell>
          <table:table-cell office:value-type="string" calcext:value-type="string">
            <text:p>S1e</text:p>
          </table:table-cell>
          <table:table-cell table:style-name="ce2" office:value-type="float" office:value="11" calcext:value-type="float">
            <text:p>11</text:p>
          </table:table-cell>
          <table:table-cell table:formula="of:=SUM([.J74];[.G74];[.D74])"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aio</text:p>
          </table:table-cell>
          <table:table-cell office:value-type="float" office:value="2000.03" calcext:value-type="float">
            <text:p>2000.03</text:p>
          </table:table-cell>
          <table:table-cell office:value-type="string" calcext:value-type="string">
            <text:p>K1w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2000.05" calcext:value-type="float">
            <text:p>2000.05</text:p>
          </table:table-cell>
          <table:table-cell office:value-type="string" calcext:value-type="string">
            <text:p>K1w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00.07" calcext:value-type="float">
            <text:p>2000.07</text:p>
          </table:table-cell>
          <table:table-cell office:value-type="string" calcext:value-type="string">
            <text:p>S1e</text:p>
          </table:table-cell>
          <table:table-cell table:style-name="ce2" office:value-type="float" office:value="11" calcext:value-type="float">
            <text:p>11</text:p>
          </table:table-cell>
          <table:table-cell table:formula="of:=SUM([.J75];[.G75];[.D75])"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ochiazuma</text:p>
          </table:table-cell>
          <table:table-cell office:value-type="float" office:value="2001.07" calcext:value-type="float">
            <text:p>2001.07</text:p>
          </table:table-cell>
          <table:table-cell office:value-type="string" calcext:value-type="string">
            <text:p>S1e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01.09" calcext:value-type="float">
            <text:p>2001.09</text:p>
          </table:table-cell>
          <table:table-cell office:value-type="string" calcext:value-type="string">
            <text:p>S1e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01.11" calcext:value-type="float">
            <text:p>2001.11</text:p>
          </table:table-cell>
          <table:table-cell office:value-type="string" calcext:value-type="string">
            <text:p>S1e</text:p>
          </table:table-cell>
          <table:table-cell table:style-name="ce2" office:value-type="float" office:value="12" calcext:value-type="float">
            <text:p>12</text:p>
          </table:table-cell>
          <table:table-cell table:formula="of:=SUM([.J76];[.G76];[.D76])"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sashoru</text:p>
          </table:table-cell>
          <table:table-cell office:value-type="float" office:value="2002.03" calcext:value-type="float">
            <text:p>2002.03</text:p>
          </table:table-cell>
          <table:table-cell office:value-type="string" calcext:value-type="string">
            <text:p>S1w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02.05" calcext:value-type="float">
            <text:p>2002.05</text:p>
          </table:table-cell>
          <table:table-cell office:value-type="string" calcext:value-type="string">
            <text:p>S1e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02.07" calcext:value-type="float">
            <text:p>2002.07</text:p>
          </table:table-cell>
          <table:table-cell office:value-type="string" calcext:value-type="string">
            <text:p>S1e</text:p>
          </table:table-cell>
          <table:table-cell table:style-name="ce2" office:value-type="float" office:value="12" calcext:value-type="float">
            <text:p>12</text:p>
          </table:table-cell>
          <table:table-cell table:formula="of:=SUM([.J77];[.G77];[.D77])"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otooshu</text:p>
          </table:table-cell>
          <table:table-cell office:value-type="float" office:value="2005.07" calcext:value-type="float">
            <text:p>2005.07</text:p>
          </table:table-cell>
          <table:table-cell office:value-type="string" calcext:value-type="string">
            <text:p>K1e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05.09" calcext:value-type="float">
            <text:p>2005.09</text:p>
          </table:table-cell>
          <table:table-cell office:value-type="string" calcext:value-type="string">
            <text:p>S1e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05.11" calcext:value-type="float">
            <text:p>2005.11</text:p>
          </table:table-cell>
          <table:table-cell office:value-type="string" calcext:value-type="string">
            <text:p>S1e</text:p>
          </table:table-cell>
          <table:table-cell table:style-name="ce2" office:value-type="float" office:value="11" calcext:value-type="float">
            <text:p>11</text:p>
          </table:table-cell>
          <table:table-cell table:formula="of:=SUM([.J78];[.G78];[.D78])"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akuho</text:p>
          </table:table-cell>
          <table:table-cell office:value-type="float" office:value="2005.11" calcext:value-type="float">
            <text:p>2005.11</text:p>
          </table:table-cell>
          <table:table-cell office:value-type="string" calcext:value-type="string">
            <text:p>K1w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06.01" calcext:value-type="float">
            <text:p>2006.01</text:p>
          </table:table-cell>
          <table:table-cell office:value-type="string" calcext:value-type="string">
            <text:p>S1w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06.03" calcext:value-type="float">
            <text:p>2006.03</text:p>
          </table:table-cell>
          <table:table-cell office:value-type="string" calcext:value-type="string">
            <text:p>S1e</text:p>
          </table:table-cell>
          <table:table-cell table:style-name="ce2" office:value-type="float" office:value="13" calcext:value-type="float">
            <text:p>13</text:p>
          </table:table-cell>
          <table:table-cell table:formula="of:=SUM([.J79];[.G79];[.D79])"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otomitsuki</text:p>
          </table:table-cell>
          <table:table-cell office:value-type="float" office:value="2007.03" calcext:value-type="float">
            <text:p>2007.03</text:p>
          </table:table-cell>
          <table:table-cell office:value-type="string" calcext:value-type="string">
            <text:p>S1e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07.05" calcext:value-type="float">
            <text:p>2007.05</text:p>
          </table:table-cell>
          <table:table-cell office:value-type="string" calcext:value-type="string">
            <text:p>S1e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07.07" calcext:value-type="float">
            <text:p>2007.07</text:p>
          </table:table-cell>
          <table:table-cell office:value-type="string" calcext:value-type="string">
            <text:p>S1e</text:p>
          </table:table-cell>
          <table:table-cell table:style-name="ce2" office:value-type="float" office:value="13" calcext:value-type="float">
            <text:p>13</text:p>
          </table:table-cell>
          <table:table-cell table:formula="of:=SUM([.J80];[.G80];[.D80])"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arumafui</text:p>
          </table:table-cell>
          <table:table-cell office:value-type="float" office:value="2008.07" calcext:value-type="float">
            <text:p>2008.07</text:p>
          </table:table-cell>
          <table:table-cell office:value-type="string" calcext:value-type="string">
            <text:p>S1e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08.09" calcext:value-type="float">
            <text:p>2008.09</text:p>
          </table:table-cell>
          <table:table-cell office:value-type="string" calcext:value-type="string">
            <text:p>S1e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08.11" calcext:value-type="float">
            <text:p>2008.11</text:p>
          </table:table-cell>
          <table:table-cell office:value-type="string" calcext:value-type="string">
            <text:p>S1e</text:p>
          </table:table-cell>
          <table:table-cell table:style-name="ce2" office:value-type="float" office:value="13" calcext:value-type="float">
            <text:p>13</text:p>
          </table:table-cell>
          <table:table-cell table:formula="of:=SUM([.J81];[.G81];[.D81])"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ruto</text:p>
          </table:table-cell>
          <table:table-cell office:value-type="float" office:value="2009.11" calcext:value-type="float">
            <text:p>2009.11</text:p>
          </table:table-cell>
          <table:table-cell office:value-type="string" calcext:value-type="string">
            <text:p>S1e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10.01" calcext:value-type="float">
            <text:p>2010.01</text:p>
          </table:table-cell>
          <table:table-cell office:value-type="string" calcext:value-type="string">
            <text:p>S1e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10.03" calcext:value-type="float">
            <text:p>2010.03</text:p>
          </table:table-cell>
          <table:table-cell office:value-type="string" calcext:value-type="string">
            <text:p>S1e</text:p>
          </table:table-cell>
          <table:table-cell table:style-name="ce2" office:value-type="float" office:value="14" calcext:value-type="float">
            <text:p>14</text:p>
          </table:table-cell>
          <table:table-cell table:formula="of:=SUM([.J82];[.G82];[.D82])" office:value-type="float" office:value="35" calcext:value-type="float">
            <text:p>3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otoshogiku</text:p>
          </table:table-cell>
          <table:table-cell office:value-type="float" office:value="2011.05" calcext:value-type="float">
            <text:p>2011.05</text:p>
          </table:table-cell>
          <table:table-cell office:value-type="string" calcext:value-type="string">
            <text:p>S1e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11.07" calcext:value-type="float">
            <text:p>2011.07</text:p>
          </table:table-cell>
          <table:table-cell office:value-type="string" calcext:value-type="string">
            <text:p>S1e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11.09" calcext:value-type="float">
            <text:p>2011.09</text:p>
          </table:table-cell>
          <table:table-cell office:value-type="string" calcext:value-type="string">
            <text:p>S1e</text:p>
          </table:table-cell>
          <table:table-cell table:style-name="ce2" office:value-type="float" office:value="12" calcext:value-type="float">
            <text:p>12</text:p>
          </table:table-cell>
          <table:table-cell table:formula="of:=SUM([.J83];[.G83];[.D83])"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akuru</text:p>
          </table:table-cell>
          <table:table-cell office:value-type="float" office:value="2011.11" calcext:value-type="float">
            <text:p>2011.11</text:p>
          </table:table-cell>
          <table:table-cell office:value-type="string" calcext:value-type="string">
            <text:p>S1w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12.01" calcext:value-type="float">
            <text:p>2012.01</text:p>
          </table:table-cell>
          <table:table-cell office:value-type="string" calcext:value-type="string">
            <text:p>S1e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12.03" calcext:value-type="float">
            <text:p>2012.03</text:p>
          </table:table-cell>
          <table:table-cell office:value-type="string" calcext:value-type="string">
            <text:p>S1e</text:p>
          </table:table-cell>
          <table:table-cell table:style-name="ce2" office:value-type="float" office:value="13" calcext:value-type="float">
            <text:p>13</text:p>
          </table:table-cell>
          <table:table-cell table:formula="of:=SUM([.J84];[.G84];[.D84])"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runofui</text:p>
          </table:table-cell>
          <table:table-cell office:value-type="float" office:value="2015.01" calcext:value-type="float">
            <text:p>2015.01</text:p>
          </table:table-cell>
          <table:table-cell office:value-type="string" calcext:value-type="string">
            <text:p>M2e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2015.03" calcext:value-type="float">
            <text:p>2015.03</text:p>
          </table:table-cell>
          <table:table-cell office:value-type="string" calcext:value-type="string">
            <text:p>S1e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15.05" calcext:value-type="float">
            <text:p>2015.05</text:p>
          </table:table-cell>
          <table:table-cell office:value-type="string" calcext:value-type="string">
            <text:p>S1e</text:p>
          </table:table-cell>
          <table:table-cell table:style-name="ce2" office:value-type="float" office:value="12" calcext:value-type="float">
            <text:p>12</text:p>
          </table:table-cell>
          <table:table-cell table:formula="of:=SUM([.J85];[.G85];[.D85])"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kaasu</text:p>
          </table:table-cell>
          <table:table-cell office:value-type="float" office:value="2017.01" calcext:value-type="float">
            <text:p>2017.01</text:p>
          </table:table-cell>
          <table:table-cell office:value-type="string" calcext:value-type="string">
            <text:p>K1e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17.03" calcext:value-type="float">
            <text:p>2017.03</text:p>
          </table:table-cell>
          <table:table-cell office:value-type="string" calcext:value-type="string">
            <text:p>S1w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17.05" calcext:value-type="float">
            <text:p>2017.05</text:p>
          </table:table-cell>
          <table:table-cell office:value-type="string" calcext:value-type="string">
            <text:p>S1w</text:p>
          </table:table-cell>
          <table:table-cell table:style-name="ce2" office:value-type="float" office:value="11" calcext:value-type="float">
            <text:p>11</text:p>
          </table:table-cell>
          <table:table-cell table:formula="of:=SUM([.J86];[.G86];[.D86])"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ochinoshin</text:p>
          </table:table-cell>
          <table:table-cell office:value-type="float" office:value="2018.01" calcext:value-type="float">
            <text:p>2018.01</text:p>
          </table:table-cell>
          <table:table-cell office:value-type="string" calcext:value-type="string">
            <text:p>M3w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18.03" calcext:value-type="float">
            <text:p>2018.03</text:p>
          </table:table-cell>
          <table:table-cell office:value-type="string" calcext:value-type="string">
            <text:p>S1w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018.05" calcext:value-type="float">
            <text:p>2018.05</text:p>
          </table:table-cell>
          <table:table-cell office:value-type="string" calcext:value-type="string">
            <text:p>S1e</text:p>
          </table:table-cell>
          <table:table-cell table:style-name="ce2" office:value-type="float" office:value="13" calcext:value-type="float">
            <text:p>13</text:p>
          </table:table-cell>
          <table:table-cell table:formula="of:=SUM([.J87];[.G87];[.D87])" office:value-type="float" office:value="37" calcext:value-type="float">
            <text:p>3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kakeisho</text:p>
          </table:table-cell>
          <table:table-cell office:value-type="float" office:value="2018.11" calcext:value-type="float">
            <text:p>2018.11</text:p>
          </table:table-cell>
          <table:table-cell office:value-type="string" calcext:value-type="string">
            <text:p>K1e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19.01" calcext:value-type="float">
            <text:p>2019.01</text:p>
          </table:table-cell>
          <table:table-cell office:value-type="string" calcext:value-type="string">
            <text:p>S1e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19.03" calcext:value-type="float">
            <text:p>2019.03</text:p>
          </table:table-cell>
          <table:table-cell office:value-type="string" calcext:value-type="string">
            <text:p>S1e</text:p>
          </table:table-cell>
          <table:table-cell table:style-name="ce2" office:value-type="float" office:value="10" calcext:value-type="float">
            <text:p>10</text:p>
          </table:table-cell>
          <table:table-cell table:formula="of:=SUM([.J88];[.G88];[.D88])" office:value-type="float" office:value="34" calcext:value-type="float">
            <text:p>34</text:p>
          </table:table-cell>
          <table:table-cell/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Terunofui</text:p>
          </table:table-cell>
          <table:table-cell office:value-type="float" office:value="2020.11" calcext:value-type="float">
            <text:p>2020.11</text:p>
          </table:table-cell>
          <table:table-cell office:value-type="string" calcext:value-type="string">
            <text:p>K1e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021.01" calcext:value-type="float">
            <text:p>2021.01</text:p>
          </table:table-cell>
          <table:table-cell office:value-type="string" calcext:value-type="string">
            <text:p>S1e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21.03" calcext:value-type="float">
            <text:p>2021.03</text:p>
          </table:table-cell>
          <table:table-cell office:value-type="string" calcext:value-type="string">
            <text:p>S1e</text:p>
          </table:table-cell>
          <table:table-cell table:style-name="ce2" office:value-type="float" office:value="12" calcext:value-type="float">
            <text:p>12</text:p>
          </table:table-cell>
          <table:table-cell table:formula="of:=SUM([.J89];[.G89];[.D89])"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takeumi</text:p>
          </table:table-cell>
          <table:table-cell office:value-type="float" office:value="2021.09" calcext:value-type="float">
            <text:p>2021.09</text:p>
          </table:table-cell>
          <table:table-cell office:value-type="string" calcext:value-type="string">
            <text:p>S1e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021.11" calcext:value-type="float">
            <text:p>2021.11</text:p>
          </table:table-cell>
          <table:table-cell office:value-type="string" calcext:value-type="string">
            <text:p>S1e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022.01" calcext:value-type="float">
            <text:p>2022.01</text:p>
          </table:table-cell>
          <table:table-cell office:value-type="string" calcext:value-type="string">
            <text:p>S1e</text:p>
          </table:table-cell>
          <table:table-cell table:style-name="ce2" office:value-type="float" office:value="13" calcext:value-type="float">
            <text:p>13</text:p>
          </table:table-cell>
          <table:table-cell table:formula="of:=SUM([.J90];[.G90];[.D90])"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irishima</text:p>
          </table:table-cell>
          <table:table-cell office:value-type="float" office:value="2023.01" calcext:value-type="float">
            <text:p>2023.01</text:p>
          </table:table-cell>
          <table:table-cell office:value-type="string" calcext:value-type="string">
            <text:p>K1e</text:p>
          </table:table-cell>
          <table:table-cell office:value-type="float" office:value="11" calcext:value-type="float">
            <text:p>11</text:p>
          </table:table-cell>
          <table:table-cell office:value-type="float" office:value="2023.03" calcext:value-type="float">
            <text:p>2023.03</text:p>
          </table:table-cell>
          <table:table-cell office:value-type="string" calcext:value-type="string">
            <text:p>S2e</text:p>
          </table:table-cell>
          <table:table-cell office:value-type="float" office:value="12" calcext:value-type="float">
            <text:p>12</text:p>
          </table:table-cell>
          <table:table-cell office:value-type="float" office:value="2023.05" calcext:value-type="float">
            <text:p>2023.05</text:p>
          </table:table-cell>
          <table:table-cell office:value-type="string" calcext:value-type="string">
            <text:p>S1e</text:p>
          </table:table-cell>
          <table:table-cell office:value-type="float" office:value="11" calcext:value-type="float">
            <text:p>11</text:p>
          </table:table-cell>
          <table:table-cell table:formula="of:=SUM([.J91];[.G91];[.D91])" office:value-type="float" office:value="34" calcext:value-type="float">
            <text:p>34</text:p>
          </table:table-cell>
          <table:table-cell/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Hoshoru</text:p>
          </table:table-cell>
          <table:table-cell office:value-type="float" office:value="2023.03" calcext:value-type="float">
            <text:p>2023.03</text:p>
          </table:table-cell>
          <table:table-cell office:value-type="string" calcext:value-type="string">
            <text:p>S1w</text:p>
          </table:table-cell>
          <table:table-cell office:value-type="float" office:value="10" calcext:value-type="float">
            <text:p>10</text:p>
          </table:table-cell>
          <table:table-cell office:value-type="float" office:value="2023.05" calcext:value-type="float">
            <text:p>2023.05</text:p>
          </table:table-cell>
          <table:table-cell office:value-type="string" calcext:value-type="string">
            <text:p>S1w</text:p>
          </table:table-cell>
          <table:table-cell office:value-type="float" office:value="11" calcext:value-type="float">
            <text:p>11</text:p>
          </table:table-cell>
          <table:table-cell office:value-type="float" office:value="2023.07" calcext:value-type="float">
            <text:p>2023.07</text:p>
          </table:table-cell>
          <table:table-cell office:value-type="string" calcext:value-type="string">
            <text:p>S1e</text:p>
          </table:table-cell>
          <table:table-cell office:value-type="float" office:value="12" calcext:value-type="float">
            <text:p>12</text:p>
          </table:table-cell>
          <table:table-cell table:formula="of:=SUM([.J92];[.G92];[.D92])" office:value-type="float" office:value="33" calcext:value-type="float">
            <text:p>33</text:p>
          </table:table-cell>
          <table:table-cell/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Kotonowaka</text:p>
          </table:table-cell>
          <table:table-cell office:value-type="float" office:value="2023.09" calcext:value-type="float">
            <text:p>2023.09</text:p>
          </table:table-cell>
          <table:table-cell office:value-type="string" calcext:value-type="string">
            <text:p>S2e</text:p>
          </table:table-cell>
          <table:table-cell office:value-type="float" office:value="9" calcext:value-type="float">
            <text:p>9</text:p>
          </table:table-cell>
          <table:table-cell office:value-type="float" office:value="2023.11" calcext:value-type="float">
            <text:p>2023.11</text:p>
          </table:table-cell>
          <table:table-cell office:value-type="string" calcext:value-type="string">
            <text:p>S2e</text:p>
          </table:table-cell>
          <table:table-cell office:value-type="float" office:value="11" calcext:value-type="float">
            <text:p>11</text:p>
          </table:table-cell>
          <table:table-cell office:value-type="float" office:value="2024.01" calcext:value-type="float">
            <text:p>2024.01</text:p>
          </table:table-cell>
          <table:table-cell office:value-type="string" calcext:value-type="string">
            <text:p>S1e</text:p>
          </table:table-cell>
          <table:table-cell office:value-type="float" office:value="13" calcext:value-type="float">
            <text:p>13</text:p>
          </table:table-cell>
          <table:table-cell table:formula="of:=SUM([.J93];[.G93];[.D93])" office:value-type="float" office:value="33" calcext:value-type="float">
            <text:p>33</text:p>
          </table:table-cell>
          <table:table-cell/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Onosato</text:p>
          </table:table-cell>
          <table:table-cell office:value-type="float" office:value="2024.05" calcext:value-type="float">
            <text:p>2024.05</text:p>
          </table:table-cell>
          <table:table-cell office:value-type="string" calcext:value-type="string">
            <text:p>K1w</text:p>
          </table:table-cell>
          <table:table-cell office:value-type="float" office:value="12" calcext:value-type="float">
            <text:p>12</text:p>
          </table:table-cell>
          <table:table-cell office:value-type="float" office:value="2024.07" calcext:value-type="float">
            <text:p>2024.07</text:p>
          </table:table-cell>
          <table:table-cell office:value-type="string" calcext:value-type="string">
            <text:p>S1w</text:p>
          </table:table-cell>
          <table:table-cell office:value-type="float" office:value="9" calcext:value-type="float">
            <text:p>9</text:p>
          </table:table-cell>
          <table:table-cell office:value-type="float" office:value="2024.09" calcext:value-type="float">
            <text:p>2024.09</text:p>
          </table:table-cell>
          <table:table-cell office:value-type="string" calcext:value-type="string">
            <text:p>S1w</text:p>
          </table:table-cell>
          <table:table-cell office:value-type="float" office:value="13" calcext:value-type="float">
            <text:p>13</text:p>
          </table:table-cell>
          <table:table-cell table:formula="of:=SUM([.J94];[.G94];[.D94])"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3"/>
          <table:table-cell table:number-columns-repeated="14"/>
        </table:table-row>
        <table:table-row table:style-name="ro1">
          <table:table-cell table:number-columns-repeated="12"/>
          <table:table-cell table:style-name="ce3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5T12:04:36.760985310</meta:creation-date>
    <dc:date>2025-07-25T12:14:18.187167766</dc:date>
    <meta:editing-duration>PT9M41S</meta:editing-duration>
    <meta:editing-cycles>1</meta:editing-cycles>
    <meta:generator>LibreOffice/25.2.4.3$Linux_X86_64 LibreOffice_project/520$Build-3</meta:generator>
    <meta:document-statistic meta:table-count="1" meta:cell-count="1451" meta:object-count="0"/>
  </office:meta>
</office:document-meta>
</file>